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Lucidasans1" svg:font-family="Lucidasans"/>
    <style:font-face style:name="Times New Roman" svg:font-family="'Times New Roman'"/>
    <style:font-face style:name="Nimbus Mono L" svg:font-family="'Nimbus Mono L'" style:font-family-generic="modern" style:font-pitch="fixed"/>
    <style:font-face style:name="Lucidasans" svg:font-family="Lucidasans" style:font-pitch="variable"/>
    <style:font-face style:name="Nimbus Roman No9 L1" svg:font-family="'Nimbus Roman No9 L'" style:font-pitch="variable"/>
    <style:font-face style:name="Nimbus Sans L2" svg:font-family="'Nimbus Sans L'" style:font-pitch="variable"/>
    <style:font-face style:name="Times New Roman1" svg:font-family="'Times New Roman'" style:font-pitch="variable"/>
    <style:font-face style:name="Century Schoolbook L" svg:font-family="'Century Schoolbook L'" style:font-adornments="Bold" style:font-family-generic="roman" style:font-pitch="variable"/>
    <style:font-face style:name="Liberation Serif1" svg:font-family="'Liberation Serif'" style:font-adornments="Italic" style:font-family-generic="roman" style:font-pitch="variable"/>
    <style:font-face style:name="Liberation Serif" svg:font-family="'Liberation Serif'" style:font-adornments="Regular" style:font-family-generic="roman" style:font-pitch="variable"/>
    <style:font-face style:name="Nimbus Roman No9 L" svg:font-family="'Nimbus Roman No9 L'" style:font-family-generic="roman" style:font-pitch="variable"/>
    <style:font-face style:name="Nimbus Sans L1" svg:font-family="'Nimbus Sans L'" style:font-family-generic="roman" style:font-pitch="variable"/>
    <style:font-face style:name="Times" svg:font-family="Times" style:font-family-generic="roman" style:font-pitch="variable"/>
    <style:font-face style:name="Utopia" svg:font-family="Utopia" style:font-adornments="Regular" style:font-family-generic="roman" style:font-pitch="variable"/>
    <style:font-face style:name="Nimbus Sans L" svg:font-family="'Nimbus Sans L'"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line_20_indent">
      <style:paragraph-properties fo:margin-left="0in" fo:margin-right="0in" fo:text-indent="0in" style:auto-text-indent="false"/>
    </style:style>
    <style:style style:name="P3" style:family="paragraph" style:parent-style-name="First_20_line_20_indent">
      <style:text-properties fo:font-size="6pt" style:font-size-asian="6pt" style:font-size-complex="6pt"/>
    </style:style>
    <style:style style:name="P4" style:family="paragraph" style:parent-style-name="Title">
      <style:paragraph-properties fo:break-before="page"/>
    </style:style>
    <style:style style:name="P5" style:family="paragraph" style:parent-style-name="Standard">
      <style:text-properties fo:font-size="6pt" style:font-size-asian="6pt" style:font-size-complex="6pt"/>
    </style:style>
    <style:style style:name="P6" style:family="paragraph" style:parent-style-name="Heading_20_1" style:master-page-name="">
      <style:paragraph-properties style:page-number="auto"/>
    </style:style>
    <style:style style:name="P7" style:family="paragraph" style:parent-style-name="First_20_line_20_indent" style:list-style-name="L1"/>
    <style:style style:name="P8" style:family="paragraph" style:parent-style-name="First_20_line_20_indent" style:list-style-name="L2"/>
    <style:style style:name="P9" style:family="paragraph" style:parent-style-name="First_20_line_20_indent" style:list-style-name="L3"/>
    <style:style style:name="P10" style:family="paragraph" style:parent-style-name="First_20_line_20_indent" style:list-style-name="L4"/>
    <style:style style:name="P11"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Times New Roman" fo:font-size="10pt" fo:font-style="normal" fo:text-shadow="none" style:text-underline-style="none" fo:font-weight="normal" style:font-name-asian="Nimbus Sans L2" style:font-size-asian="18pt" style:font-style-asian="normal" style:font-weight-asian="normal" style:font-name-complex="Lucidasans" style:font-size-complex="18pt" style:font-style-complex="normal" style:font-weight-complex="normal" style:text-emphasize="none" style:font-relief="none"/>
    </style:style>
    <style:style style:name="P12" style:family="paragraph">
      <style:paragraph-properties fo:margin-left="0in" fo:margin-right="0in" fo:text-align="center" fo:text-indent="0in"/>
    </style:style>
    <style:style style:name="P13"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Nimbus Sans L1" fo:font-size="18pt" fo:font-style="normal" fo:text-shadow="none" style:text-underline-style="none" fo:font-weight="normal" style:font-name-asian="Nimbus Sans L2" style:font-size-asian="18pt" style:font-style-asian="normal" style:font-weight-asian="normal" style:font-name-complex="Lucidasans" style:font-size-complex="18pt" style:font-style-complex="normal" style:font-weight-complex="normal" style:text-emphasize="none" style:font-relief="none"/>
    </style:style>
    <style:style style:name="P14" style:family="paragraph">
      <style:paragraph-properties fo:margin-left="0in" fo:margin-right="0in" fo:text-align="end" fo:text-indent="0in"/>
    </style:style>
    <style:style style:name="P15" style:family="paragraph">
      <style:paragraph-properties fo:margin-left="0in" fo:margin-right="0in" fo:margin-top="0in" fo:margin-bottom="0in" fo:line-height="100%" fo:text-align="end" text:enable-numbering="false" fo:text-indent="0in"/>
      <style:text-properties style:use-window-font-color="true" style:text-outline="false" style:text-line-through-style="none" style:font-name="Nimbus Sans L1" fo:font-size="18pt" fo:font-style="normal" fo:text-shadow="none" style:text-underline-style="none" fo:font-weight="normal" style:font-name-asian="Nimbus Sans L2" style:font-size-asian="18pt" style:font-style-asian="normal" style:font-weight-asian="normal" style:font-name-complex="Lucidasans" style:font-size-complex="18pt" style:font-style-complex="normal" style:font-weight-complex="normal" style:text-emphasize="none" style:font-relief="none"/>
    </style:style>
    <style:style style:name="P16" style:family="paragraph">
      <style:paragraph-properties fo:margin-left="0.2134in" fo:margin-right="0in" fo:text-align="start" fo:text-indent="-0.1787in"/>
    </style:style>
    <style:style style:name="P17" style:family="paragraph">
      <style:paragraph-properties fo:margin-left="0in" fo:margin-right="0in" fo:margin-top="0in" fo:margin-bottom="0in" fo:line-height="100%" fo:text-align="center" text:enable-numbering="false" fo:text-indent="0in"/>
      <style:text-properties fo:color="#ffffff" style:text-outline="false" style:text-line-through-style="none" style:font-name="Times New Roman" fo:font-size="10pt" fo:font-style="normal" fo:text-shadow="none" style:text-underline-style="none" fo:font-weight="normal" style:font-name-asian="Nimbus Sans L2" style:font-size-asian="18pt" style:font-style-asian="normal" style:font-weight-asian="normal" style:font-name-complex="Lucidasans" style:font-size-complex="18pt" style:font-style-complex="normal" style:font-weight-complex="normal" style:text-emphasize="none" style:font-relief="none"/>
    </style:style>
    <style:style style:name="P18" style:family="paragraph">
      <style:paragraph-properties fo:margin-left="0.2807in" fo:margin-right="0in" fo:text-align="start" fo:text-indent="-0.2421in"/>
    </style:style>
    <style:style style:name="P19" style:family="paragraph">
      <style:paragraph-properties fo:margin-left="0.2083in" fo:margin-right="0in" fo:text-align="start" fo:text-indent="-0.1823in"/>
    </style:style>
    <style:style style:name="P20" style:family="paragraph">
      <style:paragraph-properties fo:margin-left="0.2083in" fo:margin-right="0in" fo:margin-top="0in" fo:margin-bottom="0in" fo:line-height="100%" fo:text-align="start" text:enable-numbering="false" fo:text-indent="-0.1807in"/>
      <style:text-properties style:use-window-font-color="true" style:text-outline="false" style:text-line-through-style="none" style:font-name="Nimbus Sans L1" fo:font-size="18pt" fo:font-style="normal" fo:text-shadow="none" style:text-underline-style="none" fo:font-weight="normal" style:font-name-asian="Nimbus Sans L2" style:font-size-asian="18pt" style:font-style-asian="normal" style:font-weight-asian="normal" style:font-name-complex="Lucidasans" style:font-size-complex="18pt" style:font-style-complex="normal" style:font-weight-complex="normal" style:text-emphasize="none" style:font-relief="none"/>
    </style:style>
    <style:style style:name="P21" style:family="paragraph">
      <style:paragraph-properties fo:margin-left="0.2083in" fo:margin-right="0in" fo:margin-top="0in" fo:margin-bottom="0in" fo:line-height="100%" fo:text-align="start" text:enable-numbering="false" fo:text-indent="-0.1807in"/>
      <style:text-properties fo:color="#000080" style:text-outline="false" style:text-line-through-style="none" style:font-name="Nimbus Sans L1" fo:font-size="18pt" fo:font-style="normal" fo:text-shadow="none" style:text-underline-style="none" fo:font-weight="normal" style:font-name-asian="Nimbus Sans L2" style:font-size-asian="18pt" style:font-style-asian="normal" style:font-weight-asian="normal" style:font-name-complex="Lucidasans" style:font-size-complex="18pt" style:font-style-complex="normal" style:font-weight-complex="normal" style:text-emphasize="none" style:font-relief="none"/>
    </style:style>
    <style:style style:name="P22"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Times" fo:font-size="18pt" fo:font-style="normal" fo:text-shadow="none" style:text-underline-style="none" fo:font-weight="normal" style:font-name-asian="Nimbus Sans L2" style:font-size-asian="18pt" style:font-style-asian="normal" style:font-weight-asian="normal" style:font-name-complex="Lucidasans" style:font-size-complex="18pt" style:font-style-complex="normal" style:font-weight-complex="normal" style:text-emphasize="none" style:font-relief="none"/>
    </style:style>
    <style:style style:name="P23" style:family="paragraph">
      <style:paragraph-properties fo:margin-left="0in" fo:margin-right="0in" fo:line-height="70%" fo:text-align="center" fo:text-indent="0in"/>
    </style:style>
    <style:style style:name="P24" style:family="paragraph">
      <style:paragraph-properties fo:margin-left="0in" fo:margin-right="0in" fo:margin-top="0in" fo:margin-bottom="0in" fo:line-height="70%" fo:text-align="center" text:enable-numbering="false" fo:text-indent="0in"/>
      <style:text-properties style:use-window-font-color="true" style:text-outline="false" style:text-line-through-style="none" style:font-name="Times New Roman" fo:font-size="10pt" fo:font-style="normal" fo:text-shadow="none" style:text-underline-style="none" fo:font-weight="normal" style:font-name-asian="Nimbus Sans L2" style:font-size-asian="18pt" style:font-style-asian="normal" style:font-weight-asian="normal" style:font-name-complex="Lucidasans" style:font-size-complex="18pt" style:font-style-complex="normal" style:font-weight-complex="normal" style:text-emphasize="none" style:font-relief="none"/>
    </style:style>
    <style:style style:name="P25" style:family="paragraph">
      <style:paragraph-properties fo:margin-left="0.2134in" fo:margin-right="0in" fo:text-align="start" fo:text-indent="-0.1886in"/>
    </style:style>
    <style:style style:name="P26" style:family="paragraph">
      <style:paragraph-properties fo:margin-left="0.2134in" fo:margin-right="0in" fo:text-align="start" fo:text-indent="-0.185in"/>
    </style:style>
    <style:style style:name="T1" style:family="text">
      <style:text-properties style:text-position="super 58%"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Times New Roman" fo:font-size="10pt"/>
    </style:style>
    <style:style style:name="T5" style:family="text">
      <style:text-properties fo:color="#ffffff" style:font-name="Times New Roman" fo:font-size="10pt"/>
    </style:style>
    <style:style style:name="T6" style:family="text">
      <style:text-properties fo:color="#000080" style:font-name="Times New Roman" fo:font-size="10pt"/>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00ff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ccccc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fff4cb"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0098in" svg:stroke-color="#000000" draw:marker-start="" draw:marker-start-width="0.1299in" draw:marker-start-center="false" draw:marker-end="Arrow" draw:marker-end-width="0.05in" draw:marker-end-center="false" draw:fill="solid" draw:fill-color="#99ccff" draw:textarea-horizontal-align="center" draw:textarea-vertical-align="middle" fo:padding-top="0.0543in" fo:padding-bottom="0.0543in" fo:padding-left="0.1035in" fo:padding-right="0.1035in" draw:shadow="hidden" draw:shadow-offset-x="0.1181in" draw:shadow-offset-y="0.1181in" draw:shadow-color="#808080" style:run-through="foreground"/>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99ccff" fo:min-height="0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solid" draw:fill-color="#fff4cb"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99ccff" draw:auto-grow-width="true" fo:min-height="0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solid" svg:stroke-width="0.0098in" svg:stroke-color="#000000" draw:marker-start="Arrow" draw:marker-start-width="0.05in" draw:marker-start-center="false" draw:marker-end="" draw:marker-end-width="0.05in" draw:marker-end-center="false" draw:fill="solid" draw:fill-color="#99ccff" draw:textarea-horizontal-align="center" draw:textarea-vertical-align="middle" fo:padding-top="0.0543in" fo:padding-bottom="0.0543in" fo:padding-left="0.1035in" fo:padding-right="0.1035in" draw:shadow="hidden" draw:shadow-offset-x="0.1181in" draw:shadow-offset-y="0.1181in" draw:shadow-color="#808080" style:run-through="foreground"/>
    </style:style>
    <style:style style:name="gr11" style:family="graphic">
      <style:graphic-properties draw:stroke="solid" svg:stroke-width="0in" svg:stroke-color="#000000" draw:marker-start="" draw:marker-start-width="0.1181in" draw:marker-start-center="false" draw:marker-end="" draw:marker-end-width="0.1181in" draw:marker-end-center="false" draw:fill="solid" draw:fill-color="#ffff00"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fo:min-height="0in"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00008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svg:stroke-width="0in" svg:stroke-color="#000000" draw:marker-start="" draw:marker-start-width="0.1181in" draw:marker-start-center="false" draw:marker-end="" draw:marker-end-width="0.1181in" draw:marker-end-center="false" draw:fill="solid" draw:fill-color="#00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svg:stroke-width="0.0201in" svg:stroke-color="#ff6633" draw:marker-start="" draw:marker-start-width="0.15in" draw:marker-start-center="false" draw:marker-end="Arrow" draw:marker-end-width="0.0701in" draw:marker-end-center="false" draw:fill="solid" draw:fill-color="#ffff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6" style:family="graphic">
      <style:graphic-properties draw:stroke="solid" svg:stroke-width="0in" svg:stroke-color="#000000" draw:marker-start="" draw:marker-start-width="0.1181in" draw:marker-start-center="false" draw:marker-end="" draw:marker-end-width="0.1181in" draw:marker-end-center="false" draw:fill="solid" draw:fill-color="#d8ffd8"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solid" svg:stroke-width="0.0201in" svg:stroke-color="#000000" draw:marker-start="" draw:marker-start-width="0.1083in" draw:marker-start-center="false" draw:marker-end="" draw:marker-end-width="0.1083in" draw:marker-end-center="false" draw:fill="none"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8" style:family="graphic">
      <style:graphic-properties draw:stroke="solid" svg:stroke-width="0in" svg:stroke-color="#000000" draw:marker-start="" draw:marker-start-width="0.1181in" draw:marker-start-center="false" draw:marker-end="Arrow" draw:marker-end-width="0.0598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solid" svg:stroke-width="0.0098in" svg:stroke-color="#000000" draw:marker-start="" draw:marker-start-width="0.0929in" draw:marker-start-center="false" draw:marker-end="Arrow" draw:marker-end-width="0.0598in" draw:marker-end-center="false" draw:fill="none" draw:fill-color="#99ccff" draw:textarea-horizontal-align="center" draw:textarea-vertical-align="middle" fo:padding-top="0.0543in" fo:padding-bottom="0.0543in" fo:padding-left="0.1035in" fo:padding-right="0.1035in" draw:shadow="hidden" draw:shadow-offset-x="0.1181in" draw:shadow-offset-y="0.1181in" draw:shadow-color="#808080" style:run-through="foreground"/>
    </style:style>
    <style:style style:name="gr20" style:family="graphic">
      <style:graphic-properties draw:stroke="solid" svg:stroke-width="0.0098in" svg:stroke-color="#000000" draw:marker-start="" draw:marker-start-width="0.1299in" draw:marker-start-center="false" draw:marker-end="Arrow" draw:marker-end-width="0.0598in" draw:marker-end-center="false" draw:fill="solid" draw:fill-color="#99ccff" draw:textarea-horizontal-align="center" draw:textarea-vertical-align="middle" fo:padding-top="0.0543in" fo:padding-bottom="0.0543in" fo:padding-left="0.1035in" fo:padding-right="0.1035in" draw:shadow="hidden" draw:shadow-offset-x="0.1181in" draw:shadow-offset-y="0.1181in" draw:shadow-color="#808080" style:run-through="foreground"/>
    </style:style>
    <style:style style:name="gr21" style:family="graphic">
      <style:graphic-properties style:run-through="foreground"/>
    </style:style>
    <style:style style:name="gr22" style:family="graphic">
      <style:graphic-properties draw:stroke="none" svg:stroke-width="0in" svg:stroke-color="#000000" draw:marker-start="" draw:marker-start-width="0.1181in" draw:marker-start-center="false" draw:marker-end="" draw:marker-end-width="0.1181in" draw:marker-end-center="false" draw:fill="hatch" draw:fill-color="#99ccff" draw:fill-gradient-name="Gradient_20_1" draw:fill-hatch-name="Light_20_Red_20_-45_20_Degrees" draw:fill-hatch-solid="false"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none" svg:stroke-width="0in" svg:stroke-color="#000000" draw:marker-start="" draw:marker-start-width="0.1181in" draw:marker-start-center="false" draw:marker-end="" draw:marker-end-width="0.1181in" draw:marker-end-center="false" draw:fill="solid" draw:fill-color="#ff0000" draw:fill-gradient-name="Gradient_20_1" draw:fill-hatch-name="Light_20_Red_20_-45_20_Degrees" draw:fill-hatch-solid="false"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solid" svg:stroke-width="0.0598in" svg:stroke-color="#000080" draw:marker-start="" draw:marker-start-width="0.1681in" draw:marker-start-center="false" draw:marker-end="Arrow" draw:marker-end-width="0.15in" draw:marker-end-center="false" draw:fill="solid" draw:fill-color="#99ccff" draw:textarea-horizontal-align="center" draw:textarea-vertical-align="middle" fo:padding-top="0.0783in" fo:padding-bottom="0.0783in" fo:padding-left="0.128in" fo:padding-right="0.128in" draw:shadow="hidden" draw:shadow-offset-x="0.1181in" draw:shadow-offset-y="0.1181in" draw:shadow-color="#808080" style:run-through="foreground"/>
    </style:style>
    <style:style style:name="gr25" style:family="graphic">
      <style:graphic-properties draw:stroke="solid" svg:stroke-width="0.0098in" svg:stroke-color="#ffffff" draw:marker-start="" draw:marker-start-width="0.1299in" draw:marker-start-center="false" draw:marker-end="Arrow" draw:marker-end-width="0.05in" draw:marker-end-center="false" draw:fill="solid" draw:fill-color="#99ccff" draw:textarea-horizontal-align="center" draw:textarea-vertical-align="middle" fo:padding-top="0.0543in" fo:padding-bottom="0.0543in" fo:padding-left="0.1035in" fo:padding-right="0.1035in" draw:shadow="hidden" draw:shadow-offset-x="0.1181in" draw:shadow-offset-y="0.1181in" draw:shadow-color="#808080" style:run-through="foreground"/>
    </style:style>
    <style:style style:name="gr26" style:family="graphic">
      <style:graphic-properties draw:stroke="solid" svg:stroke-width="0in" svg:stroke-color="#000000" draw:marker-start="" draw:marker-start-width="0.1181in" draw:marker-start-center="false" draw:marker-end="" draw:marker-end-width="0.1181in" draw:marker-end-center="false" draw:fill="solid" draw:fill-color="#00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7" style:family="graphic">
      <style:graphic-properties draw:stroke="solid" svg:stroke-width="0in" svg:stroke-color="#000000" draw:marker-start="" draw:marker-start-width="0.1181in" draw:marker-start-center="false" draw:marker-end="" draw:marker-end-width="0.1181in" draw:marker-end-center="false" draw:fill="solid" draw:fill-color="#00ffff" draw:textarea-horizontal-align="center" draw:textarea-vertical-align="middle" fo:padding-top="0.05in" fo:padding-bottom="0.0799in" fo:padding-left="0.4in" fo:padding-right="0.0984in" draw:shadow="hidden" draw:shadow-offset-x="0.1181in" draw:shadow-offset-y="0.1181in" draw:shadow-color="#808080" style:run-through="foreground"/>
    </style:style>
    <style:style style:name="gr28" style:family="graphic">
      <style:graphic-properties draw:stroke="solid" svg:stroke-width="0in" svg:stroke-color="#000000" draw:marker-start="" draw:marker-start-width="0.1181in" draw:marker-start-center="false" draw:marker-end="" draw:marker-end-width="0.1181in" draw:marker-end-center="false" draw:fill="solid" draw:fill-color="#ffff00"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9" style:family="graphic">
      <style:graphic-properties draw:stroke="solid" svg:stroke-width="0.0201in" svg:stroke-color="#0000ff" draw:marker-start="Arrow" draw:marker-start-width="0.0701in" draw:marker-start-center="false" draw:marker-end="" draw:marker-end-width="0.0701in" draw:marker-end-center="false" draw:fill="solid" draw:fill-color="#00d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30" style:family="graphic">
      <style:graphic-properties draw:stroke="solid" svg:stroke-width="0.0201in" svg:stroke-color="#0000ff" draw:marker-start="" draw:marker-start-width="0.0701in" draw:marker-start-center="false" draw:marker-end="Arrow" draw:marker-end-width="0.0701in" draw:marker-end-center="false" draw:fill="solid" draw:fill-color="#00d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31" style:family="graphic">
      <style:graphic-properties draw:stroke="solid" svg:stroke-width="0.0201in" svg:stroke-color="#0000ff" draw:marker-start="" draw:marker-start-width="0.1083in" draw:marker-start-center="false" draw:marker-end="Arrow" draw:marker-end-width="0.0701in" draw:marker-end-center="false" draw:fill="none"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tructural overview of the glideinWMS</text:p>
      <text:p text:style-name="Subtitle">Igor Sfiligoi <text:line-break/>Fermilab <text:line-break/>Batavia, IL, USA<text:line-break/><text:line-break/><text:span text:style-name="T3">Last updated: July 28</text:span><text:span text:style-name="T1">th</text:span><text:span text:style-name="T3">, 2008</text:span></text:p>
      <text:p text:style-name="Standard"/>
      <text:list text:style-name="Numbering_20_1">
        <text:list-item>
          <text:p text:style-name="Heading_20_1">Introduction</text:p>
        </text:list-item>
      </text:list>
      <text:p text:style-name="First_20_line_20_indent">GlideinWMS is a general purpose Workload Management System (WMS) developed by CMS developers in the US, based on previous experience in CDF. It relies heavily on Condor software, with additional glideinWMS specific code.</text:p>
      <text:p text:style-name="First_20_line_20_indent">GlideinWMS has been deployed in production by CMS at Fermilab and has been extensively used for single-user analysis by the CMS San Diego group. It is also currently being used in prototype deployments by MINOS and CDF at Fermilab.</text:p>
      <text:list text:style-name="Numbering_20_1" text:continue-numbering="true">
        <text:list-item>
          <text:p text:style-name="Heading_20_1">Structural overview</text:p>
        </text:list-item>
      </text:list>
      <text:p text:style-name="First_20_line_20_indent">GlideinWMS is composed of six logical pieces, as shown in Fig 1.:</text:p>
      <text:list text:style-name="L1">
        <text:list-item>
          <text:p text:style-name="P7">a Condor central manager,</text:p>
        </text:list-item>
        <text:list-item>
          <text:p text:style-name="P7">one or more Condor submit machines,</text:p>
        </text:list-item>
        <text:list-item>
          <text:p text:style-name="P7">a glideinWMS collector,</text:p>
        </text:list-item>
        <text:list-item>
          <text:p text:style-name="P7">one or more VO frontends,</text:p>
        </text:list-item>
        <text:list-item>
          <text:p text:style-name="P7">one or more glidein factories, and finally</text:p>
        </text:list-item>
        <text:list-item>
          <text:p text:style-name="P7">the glideins.</text:p>
        </text:list-item>
      </text:list>
      <text:p text:style-name="First_20_line_20_indent">The elements composing a glideinWMS installation can be grouped in two classes:</text:p>
      <text:list text:style-name="L2">
        <text:list-item>
          <text:p text:style-name="P8">The Condor pool elements, represented in green, handle the user jobs.</text:p>
        </text:list-item>
        <text:list-item>
          <text:p text:style-name="P8">The glidein handling elements, represented in cyan, regulate the amount of glideins sent to the Grid sites.</text:p>
        </text:list-item>
      </text:list>
      <text:p text:style-name="First_20_line_20_indent">The two classses are described in separate sections below.</text:p>
      <text:p text:style-name="First_20_line_20_indent"><draw:frame draw:style-name="fr1" draw:name="Frame11" text:anchor-type="paragraph" svg:y="0in" svg:width="4.0571in" draw:z-index="18"><draw:text-box fo:min-height="1.9472in"><text:p text:style-name="Figure"><draw:g text:anchor-type="paragraph" draw:z-index="19" draw:style-name="gr1"><draw:rect draw:style-name="gr14" draw:text-style-name="P11" svg:width="0.687in" svg:height="0.2748in" svg:x="3.0701in" svg:y="0.8917in"><text:p text:style-name="P12"><text:span text:style-name="T4">Collector</text:span></text:p></draw:rect><draw:g draw:style-name="gr21"><draw:polygon draw:style-name="gr26" draw:text-style-name="P22" svg:width="0.0894in" svg:height="0.2642in" svg:x="3.6937in" svg:y="0.1209in" svg:viewBox="0 0 228 672" draw:points="0,654 39,0 171,0 228,672"><text:p/></draw:polygon><draw:polygon draw:style-name="gr26" draw:text-style-name="P22" svg:width="0.0894in" svg:height="0.2642in" svg:x="3.852in" svg:y="0.1209in" svg:viewBox="0 0 228 672" draw:points="0,654 37,0 169,0 228,672"><text:p/></draw:polygon><draw:polygon draw:style-name="gr27" draw:text-style-name="P24" svg:width="0.7996in" svg:height="0.2717in" svg:x="3.2563in" svg:y="0.3783in" svg:viewBox="0 0 2032 691" draw:points="0,691 2032,691 2032,0 817,0 817,392 609,185 609,392 399,185 399,392 191,185 416,411 210,205 210,411 0,205 0,672"><text:p text:style-name="P23"><text:span text:style-name="T4">Glidein</text:span></text:p><text:p text:style-name="P23"><text:span text:style-name="T4">factory</text:span></text:p></draw:polygon></draw:g><draw:g draw:style-name="gr21"><draw:polygon draw:style-name="gr26" draw:text-style-name="P22" svg:width="0.0894in" svg:height="0.2642in" svg:x="3.6937in" svg:y="1.1839in" svg:viewBox="0 0 228 672" draw:points="0,654 39,0 171,0 228,672"><text:p/></draw:polygon><draw:polygon draw:style-name="gr26" draw:text-style-name="P22" svg:width="0.0894in" svg:height="0.2642in" svg:x="3.852in" svg:y="1.1839in" svg:viewBox="0 0 228 672" draw:points="0,654 37,0 169,0 228,672"><text:p/></draw:polygon><draw:polygon draw:style-name="gr27" draw:text-style-name="P24" svg:width="0.7996in" svg:height="0.2717in" svg:x="3.2563in" svg:y="1.4417in" svg:viewBox="0 0 2032 691" draw:points="0,691 2032,691 2032,0 817,0 817,392 609,185 609,392 399,185 399,392 191,185 416,411 210,205 210,411 0,205 0,672"><text:p text:style-name="P23"><text:span text:style-name="T4">Glidein</text:span></text:p><text:p text:style-name="P23"><text:span text:style-name="T4">factory</text:span></text:p></draw:polygon></draw:g><draw:rect draw:style-name="gr14" draw:text-style-name="P11" svg:width="0.7543in" svg:height="0.2752in" svg:x="2.1516in" svg:y="0.6346in"><text:p text:style-name="P12"><text:span text:style-name="T4">VO Frontend</text:span></text:p></draw:rect><draw:rect draw:style-name="gr14" draw:text-style-name="P11" svg:width="0.7543in" svg:height="0.2752in" svg:x="2.1516in" svg:y="1.0681in"><text:p text:style-name="P12"><text:span text:style-name="T4">VO Frontend</text:span></text:p></draw:rect><draw:rect draw:style-name="gr3" draw:text-style-name="P11" draw:id="id2" svg:width="0.5894in" svg:height="0.428in" svg:x="0in" svg:y="0.8126in"><text:p text:style-name="P12"><text:span text:style-name="T4">Central </text:span></text:p><text:p text:style-name="P12"><text:span text:style-name="T4">Manager</text:span></text:p></draw:rect><draw:rect draw:style-name="gr3" draw:text-style-name="P11" svg:width="0.9358in" svg:height="0.2748in" svg:x="0.7102in" svg:y="0.5654in"><text:p text:style-name="P12"><text:span text:style-name="T4">Submit machine</text:span></text:p></draw:rect><draw:custom-shape draw:style-name="gr28" draw:text-style-name="P13" svg:width="0.6657in" svg:height="0.3441in" svg:x="2.4972in" svg:y="0in"><text:p text:style-name="P12"><text:span text:style-name="T4">Grid Site</text:spa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custom-shape draw:style-name="gr11" draw:text-style-name="P13" svg:width="1.3079in" svg:height="0.3441in" svg:x="1.1071in" svg:y="0i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line draw:style-name="gr15" draw:text-style-name="P11" svg:x1="3.3327in" svg:y1="0.4201in" svg:x2="3.1256in" svg:y2="0.2701in"><text:p/></draw:line><draw:line draw:style-name="gr15" draw:text-style-name="P11" svg:x1="3.2063in" svg:y1="0.5154in" svg:x2="2.261in" svg:y2="0.302in"><text:p/></draw:line><draw:custom-shape draw:style-name="gr11" draw:text-style-name="P13" svg:width="1.8224in" svg:height="0.4067in" svg:x="1.2929in" svg:y="1.5398i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line draw:style-name="gr15" draw:text-style-name="P11" svg:x1="3.226in" svg:y1="1.5571in" svg:x2="3.0362in" svg:y2="1.6425in"><text:p/></draw:line><draw:rect draw:style-name="gr3" draw:text-style-name="P11" draw:id="id1" svg:width="0.5748in" svg:height="0.2079in" svg:x="1.7299in" svg:y="1.6638in"><text:p text:style-name="P12"><text:span text:style-name="T4">Glidein</text:span></text:p></draw:rect><draw:rect draw:style-name="gr3" draw:text-style-name="P11" draw:id="id3" svg:width="0.5748in" svg:height="0.2071in" svg:x="1.5874in" svg:y="0.0744in"><text:p text:style-name="P12"><text:span text:style-name="T4">Glidein</text:span></text:p></draw:rect><draw:rect draw:style-name="gr3" draw:text-style-name="P11" draw:id="id5" svg:width="0.9362in" svg:height="0.2752in" svg:x="0.7102in" svg:y="0.8799in"><text:p text:style-name="P12"><text:span text:style-name="T4">Submit machine</text:span></text:p></draw:rect><draw:rect draw:style-name="gr3" draw:text-style-name="P11" draw:id="id4" svg:width="0.9358in" svg:height="0.2748in" svg:x="0.711in" svg:y="1.1953in"><text:p text:style-name="P12"><text:span text:style-name="T4">Submit machine</text:span></text:p></draw:rect><draw:connector draw:style-name="gr6" draw:text-style-name="P13" svg:x1="1.7299in" svg:y1="1.7673in" svg:x2="0.2945in" svg:y2="1.2402in" draw:start-shape="id1" draw:start-glue-point="3" draw:end-shape="id2" draw:end-glue-point="2" svg:d="m2491 2545h-2067v-759"><text:p/></draw:connector><draw:connector draw:style-name="gr6" draw:text-style-name="P13" svg:x1="1.5874in" svg:y1="0.178in" svg:x2="0.2945in" svg:y2="0.8126in" draw:start-shape="id3" draw:start-glue-point="3" draw:end-shape="id2" draw:end-glue-point="0" svg:d="m2286 256h-1862v914"><text:p/></draw:connector><draw:line draw:style-name="gr29" draw:text-style-name="P11" svg:x1="3.0531in" svg:y1="0.9866in" svg:x2="2.9193in" svg:y2="0.8728in"><text:p/></draw:line><draw:line draw:style-name="gr30" draw:text-style-name="P11" svg:x1="2.9181in" svg:y1="1.1496in" svg:x2="3.0665in" svg:y2="1.0898in"><text:p/></draw:line><draw:line draw:style-name="gr30" draw:text-style-name="P11" svg:x1="3.6866in" svg:y1="0.6673in" svg:x2="3.5366in" svg:y2="0.8819in"><text:p/></draw:line><draw:line draw:style-name="gr29" draw:text-style-name="P11" svg:x1="3.4043in" svg:y1="1.189in" svg:x2="3.5398in" svg:y2="1.4642in"><text:p/></draw:line><draw:path draw:style-name="gr31" draw:text-style-name="P13" svg:width="0.4618in" svg:height="0.135in" svg:x="1.6744in" svg:y="0.6972in" svg:viewBox="0 0 1174 344" svg:d="m1174 0c-2109-8-898 318-55 344"><text:p/></draw:path><draw:path draw:style-name="gr31" draw:text-style-name="P13" svg:width="0.4512in" svg:height="0.2374in" svg:x="1.6654in" svg:y="1.0547in" svg:viewBox="0 0 1147 604" svg:d="m1147 579c-1856 217-1161-938-9-464"><text:p/></draw:path><draw:connector draw:style-name="gr6" draw:text-style-name="P13" svg:x1="1.6465in" svg:y1="1.3319in" svg:x2="2.0165in" svg:y2="1.6638in" draw:start-shape="id4" draw:start-glue-point="1" draw:end-shape="id1" draw:end-glue-point="0" svg:d="m2371 1918h533v478"><text:p/></draw:connector><draw:connector draw:style-name="gr6" draw:text-style-name="P13" svg:x1="1.6465in" svg:y1="1.0173in" svg:x2="1.8748in" svg:y2="0.2811in" draw:start-shape="id5" draw:start-glue-point="1" draw:end-shape="id3" draw:end-glue-point="2" svg:d="m2371 1465h329v-629h-1v-431"><text:p/></draw:connector><draw:line draw:style-name="gr6" draw:text-style-name="P13" svg:x1="0.5957in" svg:y1="1.2425in" svg:x2="0.6992in" svg:y2="1.3496in"><text:p/></draw:line><draw:line draw:style-name="gr6" draw:text-style-name="P13" svg:x1="0.5965in" svg:y1="0.8098in" svg:x2="0.6992in" svg:y2="0.728in"><text:p/></draw:line><draw:line draw:style-name="gr6" draw:text-style-name="P13" svg:x1="0.5925in" svg:y1="0.9992in" svg:x2="0.6996in" svg:y2="1.0039in"><text:p/></draw:line><draw:path draw:style-name="gr31" draw:text-style-name="P13" svg:width="0.1594in" svg:height="0.1083in" svg:x="2.9134in" svg:y="1.2028in" svg:viewBox="0 0 406 276" svg:d="m16 124c467-225 577-126-16 152"><text:p/></draw:path><draw:path draw:style-name="gr31" draw:text-style-name="P13" svg:width="0.1551in" svg:height="0.1492in" svg:x="2.9193in" svg:y="0.7264in" svg:viewBox="0 0 395 380" svg:d="m0 196c501 372 552 116 0-196"><text:p/></draw:path><draw:path draw:style-name="gr31" draw:text-style-name="P13" svg:width="0.15in" svg:height="0.2008in" svg:x="3.398in" svg:y="0.6693in" svg:viewBox="0 0 382 511" svg:d="m382 0c-339 797-553 550-203 18"><text:p/></draw:path><draw:path draw:style-name="gr31" draw:text-style-name="P13" svg:width="0.1433in" svg:height="0.2776in" svg:x="3.2902in" svg:y="1.1957in" svg:viewBox="0 0 365 706" svg:d="m365 688c-382-1042-461-788-254 18"><text:p/></draw:path></draw:g>Figure 1: GlideinWMS schematic overview</text:p></draw:text-box></draw:frame><text:soft-page-break/></text:p>
      <text:h text:style-name="Heading_20_2" text:outline-level="2">2.1. The Condor pool</text:h>
      <text:p text:style-name="First_20_line_20_indent">The Condor pool is the core of the glideinWMS, as it handles the user jobs and is effectively the only part that the users know about.</text:p>
      <text:p text:style-name="First_20_line_20_indent">A glideinWMS Condor pool is effectively a regular Condor pool, where the execution daemon, called <text:span text:style-name="T2">condor_startd</text:span>, has been submitted as a Grid job instead of being pre-installed by the system administrators. This little difference has however a strong security impact; since the <text:span text:style-name="T2">condor_startd</text:span> is running as a regular user, it cannot change the UNIX identity of the user job on its own. However, <text:span text:style-name="T2">condor_startd</text:span> can use gLExec for this task; if other similar tools become in the future, Condor could evolve to support those, too.</text:p>
      <text:p text:style-name="First_20_line_20_indent">A Condor pool is defined by its central manager, in particular the <text:span text:style-name="T2">condor_collector</text:span> daemon running there; it collects the information about all the other daemons in the system. See Fig 2.1. All network communications between Condor daemons are provided over a secure channel by CEDAR, a Condor specific mechanism that provides mutual authentication, integrity, and confidentiality. Several authentication mechanisms are supported, but most glideinWMS Condor pools will use GSI authentication and will integrity check all the messages. When GSI is used, authorization is based on the credential DN. Condor supports both explicit lists as well as regular expressions.</text:p>
      <text:p text:style-name="First_20_line_20_indent"><draw:frame draw:style-name="fr1" draw:name="Frame2" text:anchor-type="paragraph" svg:y="0.0835in" svg:width="5.2118in" draw:z-index="0"><draw:text-box fo:min-height="1.5374in"><text:p text:style-name="Figure"><draw:g text:anchor-type="paragraph" draw:z-index="1" draw:style-name="gr1"><draw:rect draw:style-name="gr2" draw:text-style-name="P11" svg:width="1.1161in" svg:height="1.2579in" svg:x="0in" svg:y="0.1181in"><text:p/></draw:rect><draw:rect draw:style-name="gr3" draw:text-style-name="P11" svg:width="0.9362in" svg:height="0.2752in" svg:x="0.0854in" svg:y="0.6634in"><text:p text:style-name="P12"><text:span text:style-name="T4">condor_schedd</text:span></text:p></draw:rect><draw:rect draw:style-name="gr4" draw:text-style-name="P11" svg:width="1.1161in" svg:height="0.2059in" svg:x="0.0008in" svg:y="0.1181in"><text:p text:style-name="P12"><text:span text:style-name="T4">Submit Machine</text:span></text:p></draw:rect><draw:custom-shape draw:style-name="gr5" draw:text-style-name="P13" svg:width="0.2012in" svg:height="0.1921in" svg:x="0.0071in" svg:y="0.3862in"><text:p/><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draw:style-name="gr6" draw:text-style-name="P13" svg:x1="0.189in" svg:y1="0.5591in" svg:x2="0.3244in" svg:y2="0.6429in"><text:p/></draw:line><draw:frame draw:style-name="gr7" draw:text-style-name="P13" svg:width="0.7394in" svg:height="0.2776in" svg:x="0.1654in" svg:y="0.3701in"><draw:text-box><text:p text:style-name="P12"><text:span text:style-name="T4">Submit</text:span></text:p></draw:text-box></draw:frame><draw:rect draw:style-name="gr2" draw:text-style-name="P11" svg:width="1.1161in" svg:height="0.9567in" svg:x="1.8508in" svg:y="0in"><text:p/></draw:rect><draw:rect draw:style-name="gr3" draw:text-style-name="P11" svg:width="1.0598in" svg:height="0.2752in" svg:x="1.8744in" svg:y="0.6244in"><text:p text:style-name="P12"><text:span text:style-name="T4">condor_collector</text:span></text:p></draw:rect><draw:rect draw:style-name="gr4" draw:text-style-name="P11" svg:width="1.1161in" svg:height="0.2067in" svg:x="1.8508in" svg:y="0in"><text:p text:style-name="P12"><text:span text:style-name="T4">Central Manager</text:span></text:p></draw:rect><draw:rect draw:style-name="gr3" draw:text-style-name="P11" svg:width="1.0551in" svg:height="0.2752in" svg:x="1.8744in" svg:y="0.2701in"><text:p text:style-name="P12"><text:span text:style-name="T4">condor_negotiator</text:span></text:p></draw:rect><draw:rect draw:style-name="gr2" draw:text-style-name="P11" svg:width="1.1161in" svg:height="0.7476in" svg:x="4.0945in" svg:y="0.7874in"><text:p/></draw:rect><draw:rect draw:style-name="gr4" draw:text-style-name="P11" svg:width="1.1161in" svg:height="0.2059in" svg:x="4.0953in" svg:y="0.7874in"><text:p text:style-name="P12"><text:span text:style-name="T4">Worker Node</text:span></text:p></draw:rect><draw:rect draw:style-name="gr3" draw:text-style-name="P11" svg:width="1.0543in" svg:height="0.2748in" svg:x="4.1189in" svg:y="1.0575in"><text:p text:style-name="P12"><text:span text:style-name="T4">condor_startd</text:span></text:p></draw:rect><draw:line draw:style-name="gr6" draw:text-style-name="P13" svg:x1="4.087in" svg:y1="1.1937in" svg:x2="2.9618in" svg:y2="0.8862in"><text:p/></draw:line><draw:frame draw:style-name="gr7" draw:text-style-name="P13" svg:width="1.2343in" svg:height="0.2776in" svg:x="2.961in" svg:y="0.7102in"><draw:text-box><text:p text:style-name="P12"><text:span text:style-name="T4">Advertize</text:span></text:p></draw:text-box></draw:frame><draw:line draw:style-name="gr6" draw:text-style-name="P13" svg:x1="1.0429in" svg:y1="0.8531in" svg:x2="1.8413in" svg:y2="0.7457in"><text:p/></draw:line><draw:frame draw:style-name="gr7" draw:text-style-name="P13" svg:width="1.2343in" svg:height="0.2776in" svg:x="0.8354in" svg:y="0.5134in"><draw:text-box><text:p text:style-name="P12"><text:span text:style-name="T4">Advertize</text:span></text:p></draw:text-box></draw:frame></draw:g>Figure 2.1: Central Manager defines a Condor Pool</text:p></draw:text-box></draw:frame></text:p>
      <text:p text:style-name="First_20_line_20_indent">The same figure also shows that the user submits his jobs to a local <text:span text:style-name="T2">condor_schedd</text:span> daemon. Several authentication methods are available, but most systems are configured to accept either filesystem based authentication or GSI authentication.</text:p>
      <text:p text:style-name="First_20_line_20_indent">Once a job is accepted by <text:span text:style-name="T2">condor_schedd</text:span>, the negotiation cycle can begin. The <text:span text:style-name="T2">condor_negotiator</text:span> matches the attributes of the user jobs in the <text:span text:style-name="T2">condor_schedd</text:span> queue to the attributes of <text:span text:style-name="T2">condor_startd</text:span>'s <text:soft-page-break/>running on the worker nodes , as shown in Fig 2.2. <text:s/>Once a match is found, the <text:span text:style-name="T2">condor_negotiator</text:span> sends a match message to the interested parties.</text:p>
      <text:p text:style-name="First_20_line_20_indent"><draw:frame draw:style-name="fr1" draw:name="Frame3" text:anchor-type="paragraph" svg:y="0.0835in" svg:width="5.2118in" draw:z-index="2"><draw:text-box fo:min-height="1.5374in"><text:p text:style-name="Figure"><draw:g text:anchor-type="paragraph" draw:z-index="3" draw:style-name="gr1"><draw:rect draw:style-name="gr2" draw:text-style-name="P11" svg:width="1.1161in" svg:height="1.2579in" svg:x="0in" svg:y="0.1181in"><text:p/></draw:rect><draw:rect draw:style-name="gr3" draw:text-style-name="P11" svg:width="0.9362in" svg:height="0.2752in" svg:x="0.0854in" svg:y="0.6634in"><text:p text:style-name="P12"><text:span text:style-name="T4">condor_schedd</text:span></text:p></draw:rect><draw:rect draw:style-name="gr4" draw:text-style-name="P11" svg:width="1.1161in" svg:height="0.2059in" svg:x="0.0008in" svg:y="0.1181in"><text:p text:style-name="P12"><text:span text:style-name="T4">Submit Machine</text:span></text:p></draw:rect><draw:rect draw:style-name="gr2" draw:text-style-name="P11" svg:width="1.1161in" svg:height="0.9567in" svg:x="1.8508in" svg:y="0in"><text:p/></draw:rect><draw:rect draw:style-name="gr3" draw:text-style-name="P11" svg:width="1.0598in" svg:height="0.2752in" svg:x="1.8744in" svg:y="0.6244in"><text:p text:style-name="P12"><text:span text:style-name="T4">condor_collector</text:span></text:p></draw:rect><draw:rect draw:style-name="gr4" draw:text-style-name="P11" svg:width="1.1161in" svg:height="0.2067in" svg:x="1.8508in" svg:y="0in"><text:p text:style-name="P12"><text:span text:style-name="T4">Central Manager</text:span></text:p></draw:rect><draw:rect draw:style-name="gr3" draw:text-style-name="P11" svg:width="1.0551in" svg:height="0.2752in" svg:x="1.8744in" svg:y="0.2701in"><text:p text:style-name="P12"><text:span text:style-name="T4">condor_negotiator</text:span></text:p></draw:rect><draw:rect draw:style-name="gr2" draw:text-style-name="P11" svg:width="1.1161in" svg:height="0.7476in" svg:x="4.0945in" svg:y="0.7874in"><text:p/></draw:rect><draw:rect draw:style-name="gr4" draw:text-style-name="P11" svg:width="1.1161in" svg:height="0.2059in" svg:x="4.0953in" svg:y="0.7874in"><text:p text:style-name="P12"><text:span text:style-name="T4">Worker Node</text:span></text:p></draw:rect><draw:rect draw:style-name="gr3" draw:text-style-name="P11" svg:width="1.0543in" svg:height="0.2748in" svg:x="4.1189in" svg:y="1.0575in"><text:p text:style-name="P12"><text:span text:style-name="T4">condor_startd</text:span></text:p></draw:rect><draw:line draw:style-name="gr6" draw:text-style-name="P13" svg:x1="2.948in" svg:y1="0.4098in" svg:x2="4.1154in" svg:y2="1.1051in"><text:p/></draw:line><draw:frame draw:style-name="gr7" draw:text-style-name="P13" svg:width="1.2343in" svg:height="0.2776in" svg:x="2.8035in" svg:y="0.7102in"><draw:text-box><text:p text:style-name="P12"><text:span text:style-name="T4">Match</text:span></text:p></draw:text-box></draw:frame><draw:line draw:style-name="gr6" draw:text-style-name="P13" svg:x1="1.8508in" svg:y1="0.4516in" svg:x2="1.039in" svg:y2="0.685in"><text:p/></draw:line><draw:frame draw:style-name="gr7" draw:text-style-name="P13" svg:width="1.2343in" svg:height="0.2776in" svg:x="0.9929in" svg:y="0.5134in"><draw:text-box><text:p text:style-name="P12"><text:span text:style-name="T4">Match</text:span></text:p></draw:text-box></draw:frame></draw:g>Figure 2.2: Central manager matches submit machines to worker nodes</text:p></draw:text-box></draw:frame></text:p>
      <text:p text:style-name="First_20_line_20_indent">At this point the <text:span text:style-name="T2">condor_schedd</text:span> spawns a new process, called <text:span text:style-name="T2">condor_shadow</text:span>, owned by the real user identity. The condor_shadow sends a Claim request to the <text:span text:style-name="T2">condor_startd</text:span> that in turn spawns another process, called <text:span text:style-name="T2">condor_starter</text:span>. See Fig 2.3b. If using gLExec, the user proxy is delegated during the Claim request and the condor_starter will be running as the real user identity, as shown in Fig 2.3a. Different colors indicate different UNIX identities.</text:p>
      <text:p text:style-name="First_20_line_20_indent"><draw:frame draw:style-name="fr1" draw:name="Frame4" text:anchor-type="paragraph" svg:y="0.0839in" svg:width="5.4516in" draw:z-index="4"><draw:text-box fo:min-height="1.9063in"><text:p text:style-name="Figure"><draw:g text:anchor-type="paragraph" draw:z-index="5" draw:style-name="gr1"><draw:rect draw:style-name="gr2" draw:text-style-name="P11" svg:width="1.1161in" svg:height="1.4921in" svg:x="-0.0028in" svg:y="0.1181in"><text:p/></draw:rect><draw:rect draw:style-name="gr3" draw:text-style-name="P11" svg:width="0.9362in" svg:height="0.2752in" svg:x="0.0827in" svg:y="0.6634in"><text:p text:style-name="P12"><text:span text:style-name="T4">condor_schedd</text:span></text:p></draw:rect><draw:rect draw:style-name="gr4" draw:text-style-name="P11" svg:width="1.1161in" svg:height="0.2059in" svg:x="-0.002in" svg:y="0.1181in"><text:p text:style-name="P12"><text:span text:style-name="T4">Submit Machine</text:span></text:p></draw:rect><draw:rect draw:style-name="gr2" draw:text-style-name="P11" svg:width="1.1161in" svg:height="0.9567in" svg:x="1.848in" svg:y="0in"><text:p/></draw:rect><draw:rect draw:style-name="gr3" draw:text-style-name="P11" svg:width="1.0598in" svg:height="0.2752in" svg:x="1.8717in" svg:y="0.6244in"><text:p text:style-name="P12"><text:span text:style-name="T4">condor_collector</text:span></text:p></draw:rect><draw:rect draw:style-name="gr4" draw:text-style-name="P11" svg:width="1.1161in" svg:height="0.2067in" svg:x="1.848in" svg:y="0in"><text:p text:style-name="P12"><text:span text:style-name="T4">Central Manager</text:span></text:p></draw:rect><draw:rect draw:style-name="gr3" draw:text-style-name="P11" svg:width="1.0551in" svg:height="0.2752in" svg:x="1.8717in" svg:y="0.2701in"><text:p text:style-name="P12"><text:span text:style-name="T4">condor_negotiator</text:span></text:p></draw:rect><draw:rect draw:style-name="gr2" draw:text-style-name="P11" svg:width="1.1161in" svg:height="1.1161in" svg:x="4.0917in" svg:y="0.7874in"><text:p/></draw:rect><draw:rect draw:style-name="gr4" draw:text-style-name="P11" svg:width="1.1161in" svg:height="0.2059in" svg:x="4.0925in" svg:y="0.7874in"><text:p text:style-name="P12"><text:span text:style-name="T4">Worker Node</text:span></text:p></draw:rect><draw:rect draw:style-name="gr3" draw:text-style-name="P11" svg:width="1.0543in" svg:height="0.2748in" svg:x="4.1161in" svg:y="1.0575in"><text:p text:style-name="P12"><text:span text:style-name="T4">condor_startd</text:span></text:p></draw:rect><draw:line draw:style-name="gr6" draw:text-style-name="P13" svg:x1="0.4154in" svg:y1="0.9693in" svg:x2="0.4154in" svg:y2="1.1567in"><text:p/></draw:line><draw:frame draw:style-name="gr7" draw:text-style-name="P13" svg:width="0.6906in" svg:height="0.2776in" svg:x="0.3555in" svg:y="0.9008in"><draw:text-box><text:p text:style-name="P12"><text:span text:style-name="T4">Spawn</text:span></text:p></draw:text-box></draw:frame><draw:rect draw:style-name="gr8" draw:text-style-name="P11" svg:width="0.9358in" svg:height="0.2752in" svg:x="0.0835in" svg:y="1.1752in"><text:p text:style-name="P12"><text:span text:style-name="T4">condor_shadow</text:span></text:p></draw:rect><draw:frame draw:style-name="gr9" draw:text-style-name="P13" svg:width="1.5098in" svg:height="0.2776in" svg:x="3.9437in" svg:y="1.2563in"><draw:text-box><text:p text:style-name="P12"><text:span text:style-name="T4">Spawn, using gLExec</text:span></text:p></draw:text-box></draw:frame><draw:rect draw:style-name="gr8" draw:text-style-name="P11" svg:width="1.0551in" svg:height="0.2748in" svg:x="4.1161in" svg:y="1.5693in"><text:p text:style-name="P12"><text:span text:style-name="T4">condor_starter</text:span></text:p></draw:rect><draw:line draw:style-name="gr6" draw:text-style-name="P13" svg:x1="4.5189in" svg:y1="1.3665in" svg:x2="4.5189in" svg:y2="1.5539in"><text:p/></draw:line><draw:line draw:style-name="gr6" draw:text-style-name="P13" svg:x1="1.0453in" svg:y1="1.2874in" svg:x2="4.0988in" svg:y2="1.2035in"><text:p/></draw:line><draw:frame draw:style-name="gr7" draw:text-style-name="P13" svg:width="1.4295in" svg:height="0.2776in" svg:x="1.9311in" svg:y="1.2161in"><draw:text-box><text:p text:style-name="P12"><text:span text:style-name="T4">Delegate proxy</text:span></text:p></draw:text-box></draw:frame><draw:frame draw:style-name="gr7" draw:text-style-name="P13" svg:width="1.4303in" svg:height="0.2776in" svg:x="1.9311in" svg:y="0.9799in"><draw:text-box><text:p text:style-name="P12"><text:span text:style-name="T4">Claim</text:span></text:p></draw:text-box></draw:frame></draw:g>Figure 2.3a: Submit machine claiming a worker node with gLExec</text:p></draw:text-box></draw:frame> </text:p>
      <text:p text:style-name="First_20_line_20_indent"><draw:frame draw:style-name="fr1" draw:name="Frame5" text:anchor-type="paragraph" svg:y="0.0839in" svg:width="5.2118in" draw:z-index="6"><draw:text-box fo:min-height="1.9063in"><text:p text:style-name="Figure"><draw:g text:anchor-type="paragraph" draw:z-index="7" draw:style-name="gr1"><draw:rect draw:style-name="gr2" draw:text-style-name="P11" svg:width="1.1161in" svg:height="1.4921in" svg:x="0in" svg:y="0.1181in"><text:p/></draw:rect><draw:rect draw:style-name="gr3" draw:text-style-name="P11" svg:width="0.9362in" svg:height="0.2752in" svg:x="0.0854in" svg:y="0.6634in"><text:p text:style-name="P12"><text:span text:style-name="T4">condor_schedd</text:span></text:p></draw:rect><draw:rect draw:style-name="gr4" draw:text-style-name="P11" svg:width="1.1161in" svg:height="0.2059in" svg:x="0.0008in" svg:y="0.1181in"><text:p text:style-name="P12"><text:span text:style-name="T4">Submit Machine</text:span></text:p></draw:rect><draw:rect draw:style-name="gr2" draw:text-style-name="P11" svg:width="1.1161in" svg:height="0.9567in" svg:x="1.8508in" svg:y="0in"><text:p/></draw:rect><draw:rect draw:style-name="gr3" draw:text-style-name="P11" svg:width="1.0598in" svg:height="0.2752in" svg:x="1.8744in" svg:y="0.6244in"><text:p text:style-name="P12"><text:span text:style-name="T4">condor_collector</text:span></text:p></draw:rect><draw:rect draw:style-name="gr4" draw:text-style-name="P11" svg:width="1.1161in" svg:height="0.2067in" svg:x="1.8508in" svg:y="0in"><text:p text:style-name="P12"><text:span text:style-name="T4">Central Manager</text:span></text:p></draw:rect><draw:rect draw:style-name="gr3" draw:text-style-name="P11" svg:width="1.0551in" svg:height="0.2752in" svg:x="1.8744in" svg:y="0.2701in"><text:p text:style-name="P12"><text:span text:style-name="T4">condor_negotiator</text:span></text:p></draw:rect><draw:rect draw:style-name="gr2" draw:text-style-name="P11" svg:width="1.1161in" svg:height="1.1161in" svg:x="4.0945in" svg:y="0.7874in"><text:p/></draw:rect><draw:rect draw:style-name="gr4" draw:text-style-name="P11" svg:width="1.1161in" svg:height="0.2059in" svg:x="4.0953in" svg:y="0.7874in"><text:p text:style-name="P12"><text:span text:style-name="T4">Worker Node</text:span></text:p></draw:rect><draw:rect draw:style-name="gr3" draw:text-style-name="P11" svg:width="1.0543in" svg:height="0.2748in" svg:x="4.1189in" svg:y="1.0575in"><text:p text:style-name="P12"><text:span text:style-name="T4">condor_startd</text:span></text:p></draw:rect><draw:line draw:style-name="gr6" draw:text-style-name="P13" svg:x1="0.4181in" svg:y1="0.9693in" svg:x2="0.4181in" svg:y2="1.1567in"><text:p/></draw:line><draw:frame draw:style-name="gr7" draw:text-style-name="P13" svg:width="0.6906in" svg:height="0.2776in" svg:x="0.3583in" svg:y="0.9008in"><draw:text-box><text:p text:style-name="P12"><text:span text:style-name="T4">Spawn</text:span></text:p></draw:text-box></draw:frame><draw:rect draw:style-name="gr8" draw:text-style-name="P11" svg:width="0.9358in" svg:height="0.2752in" svg:x="0.0862in" svg:y="1.1752in"><text:p text:style-name="P12"><text:span text:style-name="T4">condor_shadow</text:span></text:p></draw:rect><draw:rect draw:style-name="gr3" draw:text-style-name="P11" svg:width="1.0551in" svg:height="0.2748in" svg:x="4.1189in" svg:y="1.5693in"><text:p text:style-name="P12"><text:span text:style-name="T4">condor_starter</text:span></text:p></draw:rect><draw:line draw:style-name="gr6" draw:text-style-name="P13" svg:x1="4.5217in" svg:y1="1.3665in" svg:x2="4.5217in" svg:y2="1.5539in"><text:p/></draw:line><draw:line draw:style-name="gr6" draw:text-style-name="P13" svg:x1="1.048in" svg:y1="1.2874in" svg:x2="4.1016in" svg:y2="1.2035in"><text:p/></draw:line><draw:frame draw:style-name="gr7" draw:text-style-name="P13" svg:width="1.4303in" svg:height="0.2776in" svg:x="1.9339in" svg:y="0.9799in"><draw:text-box><text:p text:style-name="P12"><text:span text:style-name="T4">Claim</text:span></text:p></draw:text-box></draw:frame><draw:frame draw:style-name="gr7" draw:text-style-name="P13" svg:width="0.6906in" svg:height="0.2776in" svg:x="4.4583in" svg:y="1.2929in"><draw:text-box><text:p text:style-name="P12"><text:span text:style-name="T4">Spawn</text:span></text:p></draw:text-box></draw:frame></draw:g>Figure 2.3b: Submit machine claiming a worker node without gLExec</text:p></draw:text-box></draw:frame></text:p>
      <text:p text:style-name="First_20_line_20_indent">At this point, the condor_shadow can send the user job's input sandbox to the <text:span text:style-name="T2">condor_starter</text:span>. Once received, the user job is spawned and executed. After the job is done, <text:span text:style-name="T2">condor_starter</text:span> sends the output <text:soft-page-break/>sandbox back to the <text:span text:style-name="T2">condor_shadow</text:span>, cleans up the <text:s/>working directory, and terminates. See Fig 2.4a. If the <text:span text:style-name="T2">condor_starter</text:span> cannot clean up for any reason, the <text:span text:style-name="T2">condor_startd</text:span> will do it.</text:p>
      <text:p text:style-name="First_20_line_20_indent">Once the old job is finished, the <text:span text:style-name="T2">condor_startd</text:span> can either accept a new job from the same <text:span text:style-name="T2">condor_schedd</text:span>, force a new matchmaking cycle or terminate. Typical configuration will keep the <text:span text:style-name="T2">condor_startd</text:span> accepting claims for a few hours before terminating, as long as new claims arrive within 20 minutes or so. To minimize the latencies re-matching is usually not requested, but can be easily enabled.</text:p>
      <text:p text:style-name="First_20_line_20_indent"><draw:frame draw:style-name="fr1" draw:name="Frame6" text:anchor-type="paragraph" svg:y="0.0835in" svg:width="5.2193in" draw:z-index="8"><draw:text-box fo:min-height="2.3681in"><text:p text:style-name="Figure"><draw:g text:anchor-type="paragraph" draw:z-index="9" draw:style-name="gr1"><draw:rect draw:style-name="gr2" draw:text-style-name="P11" svg:width="1.1161in" svg:height="1.4921in" svg:x="-0.0028in" svg:y="0.1181in"><text:p/></draw:rect><draw:rect draw:style-name="gr3" draw:text-style-name="P11" svg:width="0.9362in" svg:height="0.2752in" svg:x="0.0827in" svg:y="0.6634in"><text:p text:style-name="P12"><text:span text:style-name="T4">condor_schedd</text:span></text:p></draw:rect><draw:rect draw:style-name="gr4" draw:text-style-name="P11" svg:width="1.1161in" svg:height="0.2059in" svg:x="-0.002in" svg:y="0.1181in"><text:p text:style-name="P12"><text:span text:style-name="T4">Submit Machine</text:span></text:p></draw:rect><draw:rect draw:style-name="gr2" draw:text-style-name="P11" svg:width="1.1161in" svg:height="0.9567in" svg:x="1.848in" svg:y="0in"><text:p/></draw:rect><draw:rect draw:style-name="gr3" draw:text-style-name="P11" svg:width="1.0598in" svg:height="0.2752in" svg:x="1.8717in" svg:y="0.6244in"><text:p text:style-name="P12"><text:span text:style-name="T4">condor_collector</text:span></text:p></draw:rect><draw:rect draw:style-name="gr4" draw:text-style-name="P11" svg:width="1.1161in" svg:height="0.2067in" svg:x="1.848in" svg:y="0in"><text:p text:style-name="P12"><text:span text:style-name="T4">Central Manager</text:span></text:p></draw:rect><draw:rect draw:style-name="gr3" draw:text-style-name="P11" svg:width="1.0551in" svg:height="0.2752in" svg:x="1.8717in" svg:y="0.2701in"><text:p text:style-name="P12"><text:span text:style-name="T4">condor_negotiator</text:span></text:p></draw:rect><draw:rect draw:style-name="gr2" draw:text-style-name="P11" svg:width="1.1161in" svg:height="1.578in" svg:x="4.0917in" svg:y="0.7874in"><text:p/></draw:rect><draw:rect draw:style-name="gr4" draw:text-style-name="P11" svg:width="1.1161in" svg:height="0.2059in" svg:x="4.0925in" svg:y="0.7874in"><text:p text:style-name="P12"><text:span text:style-name="T4">Worker Node</text:span></text:p></draw:rect><draw:rect draw:style-name="gr3" draw:text-style-name="P11" svg:width="1.0543in" svg:height="0.2748in" svg:x="4.1161in" svg:y="1.0575in"><text:p text:style-name="P12"><text:span text:style-name="T4">condor_startd</text:span></text:p></draw:rect><draw:rect draw:style-name="gr8" draw:text-style-name="P11" svg:width="0.9358in" svg:height="0.2752in" svg:x="0.0835in" svg:y="1.1752in"><text:p text:style-name="P12"><text:span text:style-name="T4">condor_shadow</text:span></text:p></draw:rect><draw:rect draw:style-name="gr8" draw:text-style-name="P11" svg:width="1.0551in" svg:height="0.2748in" svg:x="4.1161in" svg:y="1.5693in"><text:p text:style-name="P12"><text:span text:style-name="T4">condor_starter</text:span></text:p></draw:rect><draw:line draw:style-name="gr6" draw:text-style-name="P13" svg:x1="1.0453in" svg:y1="1.2874in" svg:x2="4.0843in" svg:y2="1.6693in"><text:p/></draw:line><draw:frame draw:style-name="gr9" draw:text-style-name="P13" svg:width="1.7988in" svg:height="0.2776in" svg:x="1.7465in" svg:y="1.1366in"><draw:text-box><text:p text:style-name="P12"><text:span text:style-name="T4">1 -Transfer input sandbox</text:span></text:p></draw:text-box></draw:frame><draw:line draw:style-name="gr10" draw:text-style-name="P13" svg:x1="1.0453in" svg:y1="1.3665in" svg:x2="4.0843in" svg:y2="1.7484in"><text:p/></draw:line><draw:frame draw:style-name="gr9" draw:text-style-name="P13" svg:width="1.8878in" svg:height="0.2776in" svg:x="1.1909in" svg:y="1.5307in"><draw:text-box><text:p text:style-name="P12"><text:span text:style-name="T4">3 -Transfer output sandbox</text:span></text:p></draw:text-box></draw:frame><draw:rect draw:style-name="gr8" draw:text-style-name="P11" svg:width="1.0551in" svg:height="0.2752in" svg:x="4.1165in" svg:y="2.0417in"><text:p text:style-name="P12"><text:span text:style-name="T4">User job</text:span></text:p></draw:rect><draw:line draw:style-name="gr6" draw:text-style-name="P13" svg:x1="4.4571in" svg:y1="1.8543in" svg:x2="4.4571in" svg:y2="2.0409in"><text:p/></draw:line><draw:frame draw:style-name="gr9" draw:text-style-name="P13" svg:width="0.7988in" svg:height="0.2776in" svg:x="4.4228in" svg:y="1.7846in"><draw:text-box><text:p text:style-name="P12"><text:span text:style-name="T4">2 - Spawn</text:span></text:p></draw:text-box></draw:frame></draw:g>Figure 2.4a: Condor_starter handles the user job</text:p></draw:text-box></draw:frame></text:p>
      <text:p text:style-name="P2">Obviously, running the condor_starter under the same UNIX identity as the user job is potentially a security risk. However, the risk is minimal, as the only external action that the <text:span text:style-name="T2">condor_starter</text:span> can perform is send out the output sandbox; the input sandbox is being pushed to it. Nevertheless, the Condor team is working on improving this by calling gLExec to spawn the job itself, as shown in Figures 2.3b and 2.4b.</text:p>
      <text:p text:style-name="P2"><draw:frame draw:style-name="fr1" draw:name="Frame7" text:anchor-type="paragraph" svg:y="0.0835in" svg:width="5.389in" draw:z-index="10"><draw:text-box fo:min-height="2.3681in"><text:p text:style-name="Figure"><draw:g text:anchor-type="paragraph" draw:z-index="11" draw:style-name="gr1"><draw:rect draw:style-name="gr2" draw:text-style-name="P11" svg:width="1.1161in" svg:height="1.4921in" svg:x="-0.0028in" svg:y="0.1181in"><text:p/></draw:rect><draw:rect draw:style-name="gr3" draw:text-style-name="P11" svg:width="0.9362in" svg:height="0.2752in" svg:x="0.0827in" svg:y="0.6634in"><text:p text:style-name="P12"><text:span text:style-name="T4">condor_schedd</text:span></text:p></draw:rect><draw:rect draw:style-name="gr4" draw:text-style-name="P11" svg:width="1.1161in" svg:height="0.2059in" svg:x="-0.002in" svg:y="0.1181in"><text:p text:style-name="P12"><text:span text:style-name="T4">Submit Machine</text:span></text:p></draw:rect><draw:rect draw:style-name="gr2" draw:text-style-name="P11" svg:width="1.1161in" svg:height="0.9567in" svg:x="1.848in" svg:y="0in"><text:p/></draw:rect><draw:rect draw:style-name="gr3" draw:text-style-name="P11" svg:width="1.0598in" svg:height="0.2752in" svg:x="1.8717in" svg:y="0.6244in"><text:p text:style-name="P12"><text:span text:style-name="T4">condor_collector</text:span></text:p></draw:rect><draw:rect draw:style-name="gr4" draw:text-style-name="P11" svg:width="1.1161in" svg:height="0.2067in" svg:x="1.848in" svg:y="0in"><text:p text:style-name="P12"><text:span text:style-name="T4">Central Manager</text:span></text:p></draw:rect><draw:rect draw:style-name="gr3" draw:text-style-name="P11" svg:width="1.0551in" svg:height="0.2752in" svg:x="1.8717in" svg:y="0.2701in"><text:p text:style-name="P12"><text:span text:style-name="T4">condor_negotiator</text:span></text:p></draw:rect><draw:rect draw:style-name="gr2" draw:text-style-name="P11" svg:width="1.1161in" svg:height="1.578in" svg:x="4.0917in" svg:y="0.7874in"><text:p/></draw:rect><draw:rect draw:style-name="gr4" draw:text-style-name="P11" svg:width="1.1161in" svg:height="0.2059in" svg:x="4.0925in" svg:y="0.7874in"><text:p text:style-name="P12"><text:span text:style-name="T4">Worker Node</text:span></text:p></draw:rect><draw:rect draw:style-name="gr3" draw:text-style-name="P11" svg:width="1.0543in" svg:height="0.2748in" svg:x="4.1161in" svg:y="1.0575in"><text:p text:style-name="P12"><text:span text:style-name="T4">condor_startd</text:span></text:p></draw:rect><draw:rect draw:style-name="gr8" draw:text-style-name="P11" svg:width="0.9358in" svg:height="0.2752in" svg:x="0.0835in" svg:y="1.1752in"><text:p text:style-name="P12"><text:span text:style-name="T4">condor_shadow</text:span></text:p></draw:rect><draw:rect draw:style-name="gr3" draw:text-style-name="P11" svg:width="1.0551in" svg:height="0.2748in" svg:x="4.1161in" svg:y="1.5693in"><text:p text:style-name="P12"><text:span text:style-name="T4">condor_starter</text:span></text:p></draw:rect><draw:line draw:style-name="gr6" draw:text-style-name="P13" svg:x1="1.0453in" svg:y1="1.2874in" svg:x2="4.0843in" svg:y2="1.6693in"><text:p/></draw:line><draw:frame draw:style-name="gr9" draw:text-style-name="P15" svg:width="1.9098in" svg:height="0.4551in" svg:x="1.8488in" svg:y="1.0583in"><draw:text-box><text:p text:style-name="P14"><text:span text:style-name="T4">1 -Transfer input sandbox +</text:span></text:p><text:p text:style-name="P14"><text:span text:style-name="T4">delegate proxy <text:s text:c="2"/></text:span></text:p></draw:text-box></draw:frame><draw:line draw:style-name="gr10" draw:text-style-name="P13" svg:x1="1.0453in" svg:y1="1.3665in" svg:x2="4.0843in" svg:y2="1.7484in"><text:p/></draw:line><draw:frame draw:style-name="gr9" draw:text-style-name="P13" svg:width="1.8878in" svg:height="0.2776in" svg:x="1.1909in" svg:y="1.5307in"><draw:text-box><text:p text:style-name="P12"><text:span text:style-name="T4">3 -Transfer output sandbox</text:span></text:p></draw:text-box></draw:frame><draw:rect draw:style-name="gr8" draw:text-style-name="P11" svg:width="1.0551in" svg:height="0.2752in" svg:x="4.1165in" svg:y="2.0417in"><text:p text:style-name="P12"><text:span text:style-name="T4">User job</text:span></text:p></draw:rect><draw:line draw:style-name="gr6" draw:text-style-name="P13" svg:x1="4.4571in" svg:y1="1.8543in" svg:x2="4.4571in" svg:y2="2.0409in"><text:p/></draw:line><draw:frame draw:style-name="gr9" draw:text-style-name="P13" svg:width="1.6988in" svg:height="0.2776in" svg:x="3.6925in" svg:y="1.7535in"><draw:text-box><text:p text:style-name="P12"><text:span text:style-name="T4">2 - Spawn, using gLExec</text:span></text:p></draw:text-box></draw:frame></draw:g>Figure 2.4b: Future condor_starter setup</text:p></draw:text-box></draw:frame> <text:s/></text:p>
      <text:p text:style-name="First_20_line_20_indent">Please notice that without gLExec in identity switching mode the user job runs under the same identity as the <text:span text:style-name="T2">condor_startd</text:span>, as shown in Fig 2.4c. This is a very dangerous setup if more that a single user is using the system; a malicious user could easily compromise <text:span text:style-name="T2">condor_startd</text:span> and start farming the proxies of other users. This deployment scenario is strongly discouraged for multi-user setups.</text:p>
      <text:p text:style-name="First_20_line_20_indent"><draw:frame draw:style-name="fr1" draw:name="Frame8" text:anchor-type="paragraph" svg:y="0.0835in" svg:width="5.2118in" draw:z-index="12"><draw:text-box fo:min-height="2.3681in"><text:p text:style-name="Figure"><draw:g text:anchor-type="paragraph" draw:z-index="13" draw:style-name="gr1"><draw:rect draw:style-name="gr2" draw:text-style-name="P11" svg:width="1.1161in" svg:height="1.4921in" svg:x="0in" svg:y="0.1181in"><text:p/></draw:rect><draw:rect draw:style-name="gr3" draw:text-style-name="P11" svg:width="0.9362in" svg:height="0.2752in" svg:x="0.0854in" svg:y="0.6634in"><text:p text:style-name="P12"><text:span text:style-name="T4">condor_schedd</text:span></text:p></draw:rect><draw:rect draw:style-name="gr4" draw:text-style-name="P11" svg:width="1.1161in" svg:height="0.2059in" svg:x="0.0008in" svg:y="0.1181in"><text:p text:style-name="P12"><text:span text:style-name="T4">Submit Machine</text:span></text:p></draw:rect><draw:rect draw:style-name="gr2" draw:text-style-name="P11" svg:width="1.1161in" svg:height="0.9567in" svg:x="1.8508in" svg:y="0in"><text:p/></draw:rect><draw:rect draw:style-name="gr3" draw:text-style-name="P11" svg:width="1.0598in" svg:height="0.2752in" svg:x="1.8744in" svg:y="0.6244in"><text:p text:style-name="P12"><text:span text:style-name="T4">condor_collector</text:span></text:p></draw:rect><draw:rect draw:style-name="gr4" draw:text-style-name="P11" svg:width="1.1161in" svg:height="0.2067in" svg:x="1.8508in" svg:y="0in"><text:p text:style-name="P12"><text:span text:style-name="T4">Central Manager</text:span></text:p></draw:rect><draw:rect draw:style-name="gr3" draw:text-style-name="P11" svg:width="1.0551in" svg:height="0.2752in" svg:x="1.8744in" svg:y="0.2701in"><text:p text:style-name="P12"><text:span text:style-name="T4">condor_negotiator</text:span></text:p></draw:rect><draw:rect draw:style-name="gr2" draw:text-style-name="P11" svg:width="1.1161in" svg:height="1.578in" svg:x="4.0945in" svg:y="0.7874in"><text:p/></draw:rect><draw:rect draw:style-name="gr4" draw:text-style-name="P11" svg:width="1.1161in" svg:height="0.2059in" svg:x="4.0953in" svg:y="0.7874in"><text:p text:style-name="P12"><text:span text:style-name="T4">Worker Node</text:span></text:p></draw:rect><draw:rect draw:style-name="gr3" draw:text-style-name="P11" svg:width="1.0543in" svg:height="0.2748in" svg:x="4.1189in" svg:y="1.0575in"><text:p text:style-name="P12"><text:span text:style-name="T4">condor_startd</text:span></text:p></draw:rect><draw:rect draw:style-name="gr8" draw:text-style-name="P11" svg:width="0.9358in" svg:height="0.2752in" svg:x="0.0862in" svg:y="1.1752in"><text:p text:style-name="P12"><text:span text:style-name="T4">condor_shadow</text:span></text:p></draw:rect><draw:rect draw:style-name="gr3" draw:text-style-name="P11" svg:width="1.0551in" svg:height="0.2748in" svg:x="4.1189in" svg:y="1.5693in"><text:p text:style-name="P12"><text:span text:style-name="T4">condor_starter</text:span></text:p></draw:rect><draw:line draw:style-name="gr6" draw:text-style-name="P13" svg:x1="1.048in" svg:y1="1.2874in" svg:x2="4.087in" svg:y2="1.6693in"><text:p/></draw:line><draw:frame draw:style-name="gr9" draw:text-style-name="P15" svg:width="1.9098in" svg:height="0.4551in" svg:x="1.8516in" svg:y="1.0583in"><draw:text-box><text:p text:style-name="P14"><text:span text:style-name="T4">1 -Transfer input sandbox +</text:span></text:p><text:p text:style-name="P14"><text:span text:style-name="T4">delegate proxy <text:s text:c="2"/></text:span></text:p></draw:text-box></draw:frame><draw:line draw:style-name="gr10" draw:text-style-name="P13" svg:x1="1.048in" svg:y1="1.3665in" svg:x2="4.087in" svg:y2="1.7484in"><text:p/></draw:line><draw:frame draw:style-name="gr9" draw:text-style-name="P13" svg:width="1.8878in" svg:height="0.2776in" svg:x="1.1937in" svg:y="1.5307in"><draw:text-box><text:p text:style-name="P12"><text:span text:style-name="T4">3 -Transfer output sandbox</text:span></text:p></draw:text-box></draw:frame><draw:rect draw:style-name="gr3" draw:text-style-name="P11" svg:width="1.0551in" svg:height="0.2752in" svg:x="4.1193in" svg:y="2.0417in"><text:p text:style-name="P12"><text:span text:style-name="T4">User job</text:span></text:p></draw:rect><draw:line draw:style-name="gr6" draw:text-style-name="P13" svg:x1="4.4598in" svg:y1="1.8543in" svg:x2="4.4598in" svg:y2="2.0409in"><text:p/></draw:line><draw:frame draw:style-name="gr7" draw:text-style-name="P13" svg:width="0.6906in" svg:height="0.2776in" svg:x="4.4193in" svg:y="1.7654in"><draw:text-box><text:p text:style-name="P12"><text:span text:style-name="T4">Spawn</text:span></text:p></draw:text-box></draw:frame></draw:g>Figure 2.4c: Without identity switching, condor_startd exposed to user attacks</text:p></draw:text-box></draw:frame><text:soft-page-break/></text:p>
      <text:p text:style-name="First_20_line_20_indent">More information about Condor pools can be found in the Condor manual</text:p>
      <text:p text:style-name="First_20_line_20_indent"><text:a xlink:type="simple" xlink:href="http://www.cs.wisc.edu/condor/manual/v7.0/">http://www.cs.wisc.edu/condor/manual/v7.0/</text:a></text:p>
      <text:p text:style-name="First_20_line_20_indent"/>
      <text:h text:style-name="Heading_20_2" text:outline-level="2">2.2. Glidein handling</text:h>
      <text:p text:style-name="First_20_line_20_indent">A glideinWMS Condor pool relies on glideins to start <text:span text:style-name="T2">condor_startd</text:span>'s on Grid worker nodes. The glidein submission process is handled by three distinct set of processes, as shown in Fig. 3:</text:p>
      <text:list text:style-name="L3">
        <text:list-item>
          <text:p text:style-name="P9"><text:span text:style-name="T2">Glidein factories</text:span> are in charge of submitting the glideins. </text:p>
        </text:list-item>
        <text:list-item>
          <text:p text:style-name="P9"><text:span text:style-name="T2">VO frontends</text:span> regulate the number of glideins to be submitted (by the glidein factories), based on the number of jobs waiting in the condor_schedd queues.</text:p>
        </text:list-item>
        <text:list-item>
          <text:p text:style-name="P9">A <text:span text:style-name="T2">glideinWMS</text:span> <text:span text:style-name="T2">collector</text:span> is used as a dashboard for message exchange. </text:p>
        </text:list-item>
      </text:list>
      <text:p text:style-name="First_20_line_20_indent">As with all other Condor software, CEDAR is used for communication. The typical configuration will use GSI for authentication and will integrity check all the messages.</text:p>
      <text:p text:style-name="First_20_line_20_indent"><draw:frame draw:style-name="fr1" draw:name="Frame1" text:anchor-type="paragraph" svg:y="0.0839in" svg:width="4.3398in" draw:z-index="20"><draw:text-box fo:min-height="1.6425in"><text:p text:style-name="Figure"><draw:g text:anchor-type="paragraph" draw:z-index="21" draw:style-name="gr1"><draw:rect draw:style-name="gr14" draw:text-style-name="P11" svg:width="0.6862in" svg:height="0.2748in" svg:x="2.7114in" svg:y="0.0339in"><text:p text:style-name="P12"><text:span text:style-name="T4">Collector</text:span></text:p></draw:rect><draw:g draw:style-name="gr21"><draw:polygon draw:style-name="gr26" draw:text-style-name="P22" svg:width="0.0894in" svg:height="0.2642in" svg:x="3.4681in" svg:y="0.6071in" svg:viewBox="0 0 228 672" draw:points="0,654 39,0 171,0 228,672"><text:p/></draw:polygon><draw:polygon draw:style-name="gr26" draw:text-style-name="P22" svg:width="0.0894in" svg:height="0.2642in" svg:x="3.6264in" svg:y="0.6071in" svg:viewBox="0 0 228 672" draw:points="0,654 37,0 169,0 228,672"><text:p/></draw:polygon><draw:polygon draw:style-name="gr27" draw:text-style-name="P24" svg:width="0.7996in" svg:height="0.2717in" svg:x="3.0299in" svg:y="0.8646in" svg:viewBox="0 0 2032 691" draw:points="0,691 2032,691 2032,0 818,0 818,392 610,185 610,392 400,185 400,392 192,185 418,411 210,205 210,411 0,205 0,672"><text:p text:style-name="P23"><text:span text:style-name="T4">Glidein</text:span></text:p><text:p text:style-name="P23"><text:span text:style-name="T4">factory</text:span></text:p></draw:polygon></draw:g><draw:rect draw:style-name="gr14" draw:text-style-name="P11" svg:width="0.7543in" svg:height="0.2752in" svg:x="1.4925in" svg:y="0.4909in"><text:p text:style-name="P12"><text:span text:style-name="T4">VO Frontend</text:span></text:p></draw:rect><draw:custom-shape draw:style-name="gr28" draw:text-style-name="P13" svg:width="0.665in" svg:height="0.3441in" svg:x="2.1091in" svg:y="1.2689in"><text:p text:style-name="P12"><text:span text:style-name="T4">Grid Site</text:spa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line draw:style-name="gr15" draw:text-style-name="P11" svg:x1="3.1181in" svg:y1="1.1543in" svg:x2="2.6709in" svg:y2="1.3343in"><text:p/></draw:line><draw:rect draw:style-name="gr3" draw:text-style-name="P11" svg:width="1.0217in" svg:height="0.2752in" svg:x="-0.0339in" svg:y="0.3028in"><text:p text:style-name="P12"><text:span text:style-name="T4">Submit machine</text:span></text:p></draw:rect><draw:rect draw:style-name="gr3" draw:text-style-name="P11" svg:width="1.0217in" svg:height="0.2748in" svg:x="-0.0331in" svg:y="0.6181in"><text:p text:style-name="P12"><text:span text:style-name="T4">Submit machine</text:span></text:p></draw:rect><draw:line draw:style-name="gr29" draw:text-style-name="P11" svg:x1="2.6965in" svg:y1="0.3354in" svg:x2="2.2591in" svg:y2="0.5992in"><text:p/></draw:line><draw:line draw:style-name="gr29" draw:text-style-name="P11" svg:x1="3.3362in" svg:y1="0.3346in" svg:x2="3.4724in" svg:y2="0.6098in"><text:p/></draw:line><draw:path draw:style-name="gr31" draw:text-style-name="P13" svg:width="0.4531in" svg:height="0.2366in" svg:x="1.0091in" svg:y="0.478in" svg:viewBox="0 0 1152 602" svg:d="m1152 577c-1857 219-1176-936-9-462"><text:p/></draw:path><draw:frame draw:style-name="gr12" draw:text-style-name="P13" svg:width="1.0669in" svg:height="0.4551in" svg:x="3.3063in" svg:y="0.1835in"><draw:text-box><text:p text:style-name="P25"><text:span text:style-name="T4">1 – Advertise myself</text:span></text:p></draw:text-box></draw:frame><draw:frame draw:style-name="gr12" draw:text-style-name="P13" svg:width="1.4406in" svg:height="0.2776in" svg:x="1.3197in" svg:y="0in"><draw:text-box><text:p text:style-name="P12"><text:span text:style-name="T4">2 – Get factory list</text:span></text:p></draw:text-box></draw:frame><draw:frame draw:style-name="gr12" draw:text-style-name="P13" svg:width="1.2862in" svg:height="0.4551in" svg:x="1.0441in" svg:y="0.7083in"><draw:text-box><text:p text:style-name="P26"><text:span text:style-name="T4">3 – Get list of waiting jobs </text:span></text:p></draw:text-box></draw:frame><draw:frame draw:style-name="gr12" draw:text-style-name="P13" svg:width="1.0394in" svg:height="0.4551in" svg:x="2.2063in" svg:y="0.4681in"><draw:text-box><text:p text:style-name="P26"><text:span text:style-name="T4">4 – Request glideins </text:span></text:p></draw:text-box></draw:frame><draw:frame draw:style-name="gr12" draw:text-style-name="P13" svg:width="0.9217in" svg:height="0.4551in" svg:x="2.8205in" svg:y="1.1201in"><draw:text-box><text:p text:style-name="P26"><text:span text:style-name="T4">5 – Submit glideins </text:span></text:p></draw:text-box></draw:frame><draw:path draw:style-name="gr31" draw:text-style-name="P13" svg:width="0.5043in" svg:height="0.2858in" svg:x="2.1854in" svg:y="0.2256in" svg:viewBox="0 0 1282 727" svg:d="m196 727c1236-644 1720-1185-196-136"><text:p/></draw:path><draw:path draw:style-name="gr31" draw:text-style-name="P13" svg:width="0.2937in" svg:height="0.4665in" svg:x="3.1177in" svg:y="0.3693in" svg:viewBox="0 0 747 1186" svg:d="m747 1126c-814-1620-1015-1396-341 60"><text:p/></draw:path></draw:g>Figure 3: Glidein handling</text:p></draw:text-box></draw:frame></text:p>
      <text:p text:style-name="First_20_line_20_indent">Glidein factories advertise the known Grid Computing Elements (CEs), along with any attributes that they know, or speculate, about them. VO frontends compare the attributes published by the glidein factories with the attributes present in user jobs, and decide where to send glideins. Glideins will be sent to all the CEs that match at least one user job.</text:p>
      <text:p text:style-name="First_20_line_20_indent"><text:soft-page-break/>The glidein submission logic is based on constant pressure; as long as there are suitable jobs waiting in queues on the submission machines, a small number (typically up to 100) of glideins will be kept in the queues of each and every suitable CE. The glidein factories will use Condor-G for actual glidein submission; the standard Grid mechanisms are thus used for the transport of the glidein payload and glidein <text:s/>proxy to a worker node. Other mechanisms, like the gLite WMS, could be used but are not supported in the current implementation. </text:p>
      <text:p text:style-name="First_20_line_20_indent">A glideinWMS glidein is a shell script designed to download, and possibly execute other files, as shown in Fig 4. These other files are hosted on a Web server, like Apache, usually running on the same machine as the glidein factory. Standard HTTP protocol is used to download the files, but all files are integrity checked using <text:span text:style-name="T2">sha1sum</text:span>. Since there is no authentication involved and privacy over the wire is not possible. HTTP has been chosen over other more secure mechanisms, like HTTPS, because it allows for caching; a proxy cache, like <text:span text:style-name="T2">Squid</text:span>, will be used if available. </text:p>
      <text:p text:style-name="First_20_line_20_indent"/>
      <text:p text:style-name="First_20_line_20_indent"><draw:frame draw:style-name="fr1" draw:name="Frame10" text:anchor-type="paragraph" svg:y="0.0835in" svg:width="4.2362in" draw:z-index="14"><draw:text-box fo:min-height="1.9264in"><text:p text:style-name="Figure"><draw:g text:anchor-type="paragraph" draw:z-index="15" draw:style-name="gr1"><draw:custom-shape draw:style-name="gr11" draw:text-style-name="P13" svg:width="2.1587in" svg:height="1.9252in" svg:x="2.0772in" svg:y="0i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frame draw:style-name="gr12" draw:text-style-name="P13" svg:width="1.2504in" svg:height="0.6331in" svg:x="1.0138in" svg:y="0.9535in"><draw:text-box><text:p text:style-name="P16"><text:span text:style-name="T4">1 – startup script</text:span><text:span text:style-name="T4"><text:line-break/></text:span><text:span text:style-name="T4">(w/signature)</text:span></text:p></draw:text-box></draw:frame><draw:rect draw:style-name="gr2" draw:text-style-name="P11" svg:width="1.1161in" svg:height="1.0386in" svg:x="0in" svg:y="0.0929in"><text:p/></draw:rect><draw:rect draw:style-name="gr4" draw:text-style-name="P11" svg:width="1.1161in" svg:height="0.2067in" svg:x="0.0008in" svg:y="0.0929in"><text:p text:style-name="P12"><text:span text:style-name="T4">Factory Node</text:span></text:p></draw:rect><draw:rect draw:style-name="gr13" draw:text-style-name="P17" svg:width="1.0543in" svg:height="0.2752in" svg:x="0.0244in" svg:y="0.3634in"><text:p text:style-name="P12"><text:span text:style-name="T5">Web server</text:span></text:p></draw:rect><draw:rect draw:style-name="gr14" draw:text-style-name="P11" svg:width="1.0551in" svg:height="0.2752in" svg:x="0.0244in" svg:y="0.7602in"><text:p text:style-name="P12"><text:span text:style-name="T4">Glidein factory</text:span></text:p></draw:rect><draw:line draw:style-name="gr15" draw:text-style-name="P11" svg:x1="1.0854in" svg:y1="0.9102in" svg:x2="2.0965in" svg:y2="1.024in"><text:p/></draw:line><draw:rect draw:style-name="gr2" draw:text-style-name="P11" svg:width="1.2988in" svg:height="1.1579in" svg:x="2.4957in" svg:y="0.3638in"><text:p/></draw:rect><draw:rect draw:style-name="gr4" draw:text-style-name="P11" svg:width="1.2988in" svg:height="0.2059in" svg:x="2.4965in" svg:y="0.3638in"><text:p text:style-name="P12"><text:span text:style-name="T4">Worker Node</text:span></text:p></draw:rect><draw:rect draw:style-name="gr16" draw:text-style-name="P13" svg:width="1.1217in" svg:height="0.7913in" svg:x="2.6366in" svg:y="0.6701in"><text:p/></draw:rect><draw:rect draw:style-name="gr3" draw:text-style-name="P11" svg:width="0.9177in" svg:height="0.274in" svg:x="2.8138in" svg:y="1.1409in"><text:p text:style-name="P12"><text:span text:style-name="T4">condor_startd</text:span></text:p></draw:rect><draw:ellipse draw:style-name="gr17" draw:text-style-name="P13" svg:width="0.3004in" svg:height="0.3039in" svg:x="2.7437in" svg:y="0.7299in"><text:p/></draw:ellipse><draw:line draw:style-name="gr18" draw:text-style-name="P13" svg:x1="3.0437in" svg:y1="0.8925in" svg:x2="3.0437in" svg:y2="0.926in"><text:p/></draw:line><draw:path draw:style-name="gr19" draw:text-style-name="P13" svg:width="1.5961in" svg:height="0.3697in" svg:x="1.1138in" svg:y="0.528in" svg:viewBox="0 0 4055 940" svg:d="m4055 940c-5121-407-5686-1777 0-212"><text:p/></draw:path><draw:frame draw:style-name="gr12" draw:text-style-name="P13" svg:width="1.487in" svg:height="0.4551in" svg:x="1.0535in" svg:y="0.0874in"><draw:text-box><text:p text:style-name="P18"><text:span text:style-name="T4">2* – Download, verify (and exe)</text:span></text:p></draw:text-box></draw:frame><draw:line draw:style-name="gr20" draw:text-style-name="P13" svg:x1="3.0244in" svg:y1="0.9937in" svg:x2="3.1744in" svg:y2="1.1244in"><text:p/></draw:line><draw:frame draw:style-name="gr12" draw:text-style-name="P13" svg:width="0.9717in" svg:height="0.2776in" svg:x="2.9957in" svg:y="0.8161in"><draw:text-box><text:p text:style-name="P16"><text:span text:style-name="T4">N – Spawn</text:span></text:p></draw:text-box></draw:frame></draw:g>Figure 4: Glidein script overview</text:p></draw:text-box></draw:frame></text:p>
      <text:p text:style-name="First_20_line_20_indent">The executables launched before <text:span text:style-name="T2">condor_startd</text:span> are responsible for gathering machine specific information and create a configuration file for the <text:span text:style-name="T2">condor_startd</text:span>. The basic configuration scripts come with glideinWMS, but administrators can add their own executables.</text:p>
      <text:p text:style-name="First_20_line_20_indent">More details can be found in the glideinWMS manual:</text:p>
      <text:p text:style-name="First_20_line_20_indent"><text:a xlink:type="simple" xlink:href="http://www.uscms.org/SoftwareComputing/Grid/WMS/glideinWMS/doc/manual/">http://www.uscms.org/SoftwareComputing/Grid/WMS/glideinWMS/doc/manual/</text:a></text:p>
      <text:h text:style-name="Heading_20_2" text:outline-level="2">2.3. Working in a firewalled world</text:h>
      <text:p text:style-name="First_20_line_20_indent">Condor, and by extension glideinWMS, relies on two way network communications. However, several Grid sites are either behind a NAT or use a restrictive network firewall. To work in environments where only outgoing connectivity is available, Condor provides a product called <text:span text:style-name="T2">GCB</text:span> (Generic Connection Brokering). </text:p>
      <text:p text:style-name="First_20_line_20_indent">With <text:span text:style-name="T2">GCB</text:span>, only a few nodes need to have incoming connectivity: the <text:span text:style-name="T2">Condor central manager</text:span> and the<text:span text:style-name="T2"> GCB nodes</text:span>. All other processes will then use one of the <text:span text:style-name="T2">GCB nodes</text:span> to route their incoming traffic. The process with no incoming connectivity will establish a long lived TCP connection with <text:span text:style-name="T2">GCB</text:span>, obtaining a dedicated port number on the GCB machine. This GCB address is then published as the process' contact point and when a message needs to be sent to it, the message will be sent to <text:span text:style-name="T2">GCB</text:span>. <text:span text:style-name="T2">GCB</text:span> will then use the existing TCP channel to relay the message to the waiting process. See Fig. 5 for an example.</text:p>
      <text:p text:style-name="First_20_line_20_indent"><text:soft-page-break/>Please notice that <text:span text:style-name="T2">GCB</text:span> does not perform any authentication at all; all the requests are honored. The security of the channel is delegated to the end points, <text:span text:style-name="T2">condor_shadow</text:span> and <text:span text:style-name="T2">condor_startd</text:span> in Fig. 5.</text:p>
      <text:p text:style-name="First_20_line_20_indent">At the time of writing, there is no known way to make Condor work in environments where direct outgoing connections are not allowed. glideinWMS is thus unable to use such resources.</text:p>
      <text:p text:style-name="First_20_line_20_indent"><draw:frame draw:style-name="fr1" draw:name="Frame12" text:anchor-type="paragraph" svg:y="0.0839in" svg:width="5.2118in" draw:z-index="16"><draw:text-box fo:min-height="2.4161in"><text:p text:style-name="Figure"><draw:g text:anchor-type="paragraph" draw:z-index="17" draw:style-name="gr1"><draw:g draw:style-name="gr21"><draw:rect draw:style-name="gr22" draw:text-style-name="P13" svg:width="0.2142in" svg:height="1.148in" svg:x="3.8256in" svg:y="0.7126in"><text:p/></draw:rect><draw:rect draw:style-name="gr23" draw:text-style-name="P13" svg:width="0.0433in" svg:height="1.148in" svg:x="3.8256in" svg:y="0.7134in"><text:p/></draw:rect></draw:g><draw:rect draw:style-name="gr2" draw:text-style-name="P11" svg:width="1.1161in" svg:height="1.4921in" svg:x="0in" svg:y="0.1181in"><text:p/></draw:rect><draw:rect draw:style-name="gr3" draw:text-style-name="P11" svg:width="0.9362in" svg:height="0.2752in" svg:x="0.0854in" svg:y="0.6634in"><text:p text:style-name="P12"><text:span text:style-name="T4">condor_schedd</text:span></text:p></draw:rect><draw:rect draw:style-name="gr4" draw:text-style-name="P11" svg:width="1.1161in" svg:height="0.2059in" svg:x="0.0008in" svg:y="0.1181in"><text:p text:style-name="P12"><text:span text:style-name="T4">Submit Machine</text:span></text:p></draw:rect><draw:rect draw:style-name="gr2" draw:text-style-name="P11" svg:width="1.1161in" svg:height="0.9567in" svg:x="1.8508in" svg:y="0in"><text:p/></draw:rect><draw:rect draw:style-name="gr3" draw:text-style-name="P11" svg:width="1.0598in" svg:height="0.2752in" svg:x="1.8744in" svg:y="0.6244in"><text:p text:style-name="P12"><text:span text:style-name="T4">condor_collector</text:span></text:p></draw:rect><draw:rect draw:style-name="gr4" draw:text-style-name="P11" svg:width="1.1161in" svg:height="0.2067in" svg:x="1.8508in" svg:y="0in"><text:p text:style-name="P12"><text:span text:style-name="T4">Central Manager</text:span></text:p></draw:rect><draw:rect draw:style-name="gr3" draw:text-style-name="P11" svg:width="1.0551in" svg:height="0.2752in" svg:x="1.8744in" svg:y="0.2701in"><text:p text:style-name="P12"><text:span text:style-name="T4">condor_negotiator</text:span></text:p></draw:rect><draw:rect draw:style-name="gr2" draw:text-style-name="P11" svg:width="1.1161in" svg:height="0.7213in" svg:x="4.0945in" svg:y="0.9902in"><text:p/></draw:rect><draw:rect draw:style-name="gr4" draw:text-style-name="P11" svg:width="1.1161in" svg:height="0.2059in" svg:x="4.0953in" svg:y="0.7874in"><text:p text:style-name="P12"><text:span text:style-name="T4">Worker Node</text:span></text:p></draw:rect><draw:rect draw:style-name="gr3" draw:text-style-name="P11" svg:width="1.0543in" svg:height="0.2748in" svg:x="4.1189in" svg:y="1.0575in"><text:p text:style-name="P12"><text:span text:style-name="T4">condor_startd</text:span></text:p></draw:rect><draw:line draw:style-name="gr6" draw:text-style-name="P13" svg:x1="0.4181in" svg:y1="0.9693in" svg:x2="0.4181in" svg:y2="1.1567in"><text:p/></draw:line><draw:frame draw:style-name="gr12" draw:text-style-name="P13" svg:width="0.6906in" svg:height="0.2776in" svg:x="0.3583in" svg:y="0.9008in"><draw:text-box><text:p text:style-name="P12"><text:span text:style-name="T4">Spawn</text:span></text:p></draw:text-box></draw:frame><draw:rect draw:style-name="gr8" draw:text-style-name="P11" svg:width="0.9358in" svg:height="0.2752in" svg:x="0.0862in" svg:y="1.1752in"><text:p text:style-name="P12"><text:span text:style-name="T4">condor_shadow</text:span></text:p></draw:rect><draw:frame draw:style-name="gr12" draw:text-style-name="P13" svg:width="0.8988in" svg:height="0.2776in" svg:x="0.8717in" svg:y="1.7665in"><draw:text-box><text:p text:style-name="P12"><text:span text:style-name="T4">4 - Claim</text:span></text:p></draw:text-box></draw:frame><draw:line draw:style-name="gr6" draw:text-style-name="P13" svg:x1="4.087in" svg:y1="1.1154in" svg:x2="2.9618in" svg:y2="0.8071in"><text:p/></draw:line><draw:frame draw:style-name="gr12" draw:text-style-name="P20" svg:width="1.2343in" svg:height="0.4551in" svg:x="2.961in" svg:y="0.2374in"><draw:text-box><text:p text:style-name="P19"><text:span text:style-name="T4">2 – Advertise GCB address</text:span></text:p></draw:text-box></draw:frame><draw:rect draw:style-name="gr2" draw:text-style-name="P11" svg:width="1.1161in" svg:height="0.6807in" svg:x="1.8965in" svg:y="1.6937in"><text:p/></draw:rect><draw:rect draw:style-name="gr3" draw:text-style-name="P11" svg:width="0.9362in" svg:height="0.2752in" svg:x="1.9819in" svg:y="2.0035in"><text:p text:style-name="P12"><text:span text:style-name="T4">GCB Process</text:span></text:p></draw:rect><draw:rect draw:style-name="gr4" draw:text-style-name="P11" svg:width="1.1169in" svg:height="0.2067in" svg:x="1.8965in" svg:y="1.6937in"><text:p text:style-name="P12"><text:span text:style-name="T4">GCB Machine</text:span></text:p></draw:rect><draw:line draw:style-name="gr24" draw:text-style-name="P13" svg:x1="4.0854in" svg:y1="1.2626in" svg:x2="2.9264in" svg:y2="2.1335in"><text:p/></draw:line><draw:frame draw:style-name="gr12" draw:text-style-name="P21" svg:width="1.4098in" svg:height="0.4551in" svg:x="2.6382in" svg:y="1.0902in"><draw:text-box><text:p text:style-name="P19"><text:span text:style-name="T6">1 – Establish TCP connection</text:span></text:p></draw:text-box></draw:frame><draw:line draw:style-name="gr6" draw:text-style-name="P13" svg:x1="1.8508in" svg:y1="0.4909in" svg:x2="1.039in" svg:y2="0.7244in"><text:p/></draw:line><draw:frame draw:style-name="gr12" draw:text-style-name="P13" svg:width="1.0469in" svg:height="0.2776in" svg:x="0.9138in" svg:y="0.3165in"><draw:text-box><text:p text:style-name="P12"><text:span text:style-name="T4">3- Match</text:span></text:p></draw:text-box></draw:frame><draw:line draw:style-name="gr6" draw:text-style-name="P13" svg:x1="0.9866in" svg:y1="1.4602in" svg:x2="1.9429in" svg:y2="2.0909in"><text:p/></draw:line><draw:line draw:style-name="gr25" draw:text-style-name="P13" svg:x1="2.9689in" svg:y1="2.0909in" svg:x2="4.0697in" svg:y2="1.2681in"><text:p/></draw:line><draw:frame draw:style-name="gr12" draw:text-style-name="P20" svg:width="1.8114in" svg:height="0.6331in" svg:x="3.1189in" svg:y="1.8917in"><draw:text-box><text:p text:style-name="P19"><text:span text:style-name="T4">5 – Claim relayed over the existing TCP channel</text:span></text:p></draw:text-box></draw:frame></draw:g>Figure <text:s/>5: Condor use of GCB to traverse firewalls</text:p></draw:text-box></draw:frame></text:p>
      <text:h text:style-name="Heading_20_2" text:outline-level="2">2.4. Credentials handling</text:h>
      <text:p text:style-name="First_20_line_20_indent">As with all the pilot infrastructures, two kinds of credentials are handled; the <text:span text:style-name="T2">pilot credential</text:span> and the <text:span text:style-name="T2">user credentials</text:span>.</text:p>
      <text:p text:style-name="First_20_line_20_indent">The <text:span text:style-name="T2">pilot credential</text:span> is held by the <text:span text:style-name="T2">glidein factory</text:span>. There is no explicit proxy renewal in place. The glidein factory expects a valid proxy to be referenced by the X509_USER_PROXY environment variable; how the proxy is kept valid at all times is currently out of scope for the glideinWMS and may change between deployments. This proxy is used both for authentication with the condor_collector and for submission of the glidein startup script via Condor-G.</text:p>
      <text:p text:style-name="First_20_line_20_indent">When used for submitting glideins, the proxy is transferred to the worker node using standard Grid tools (Condor-G using pre-WS or WS GRAM). Condor-G supports updates of proxies for Grid jobs, but it is currently not used. <text:s/>The pilot proxy is used by <text:span text:style-name="T2">condor_startd</text:span> to authenticate with the other Condor daemons and it is needed for the whole lifetime of the glidein. The validity of the proxy at startup is used to determine the maximum lifetime of the glidein. This can easily be changed, if one accepts the risk associated with failed proxy renewals.</text:p>
      <text:p text:style-name="First_20_line_20_indent">The <text:span text:style-name="T2">user credentials</text:span> are handled by the <text:span text:style-name="T2">condor_schedd</text:span>. The user specifies the location of a valid user proxy and condor_schedd will simply take note of that. The user needs to refresh the proxy for the lifetime of the job. There are essentially three ways how this can be done:</text:p>
      <text:list text:style-name="L4">
        <text:list-item>
          <text:p text:style-name="P10">Updating the proxy by hand, typing a password every time.</text:p>
        </text:list-item>
        <text:list-item>
          <text:p text:style-name="P10">Uploading the certificate or a long lived proxy into a trusted MyProxy <text:s/>server and use cron to renew the local proxy. The cron script can either be run by the user or by the local system.</text:p>
        </text:list-item>
        <text:list-item>
          <text:p text:style-name="P10">Using cron with a local certificate without a password, or by embedding the password in refresh script. While discouraged by the Grid community, some people do this.</text:p>
        </text:list-item>
      </text:list>
      <text:p text:style-name="First_20_line_20_indent"><text:soft-page-break/>Once the job is ready to start, <text:span text:style-name="T2">condor_shadow</text:span> takes the proxy and delegates it to <text:span text:style-name="T2">condor_startd</text:span> (or <text:span text:style-name="T2">condor_starter</text:span>, depending on configuration). Let me stress that this is the classic GSI delegation and the credential private key is never transferred over the wire. If the proxy ever gets updated on the submission machine during the lifetime of the job, the proxy is re-delegated to the <text:span text:style-name="T2">condor_starter</text:span>.</text:p>
      <text:p text:style-name="First_20_line_20_indent">The delegation does not put any limit on the delegated proxy. For security reasons a limited delegation would be preferable, but this is currently not supported by Condor. The Condor team is aware of this and will provide limited delegation in one of the future Condor releases. </text:p>
      <text:list text:style-name="Numbering_20_1" text:continue-numbering="true">
        <text:list-item>
          <text:p text:style-name="Heading_20_1">Conclusions</text:p>
        </text:list-item>
      </text:list>
      <text:p text:style-name="First_20_line_20_indent">GlideinWMS is a general purpose Workload Management System (WMS) based on the pilot philosophy. GlideinWMS has been developed with security in mind, but like all pilot-based WMSes it needs some help from the sites to achieve the desired security goals.</text:p>
      <text:p text:style-name="First_20_line_20_indent">The current implementation requires the presence of gLExec in identity switching mode to safely handle multiple users within the same instance. This operation mode has been tested on OSG resources and I have not yet found any security issues with it.</text:p>
      <text:p text:style-name="First_20_line_20_indent"/>
      <text:p text:style-name="First_20_line_20_indent"/>
      <text:p text:style-name="First_20_line_20_indent"/>
      <text:p text:style-name="P4">Appendix</text:p>
      <text:p text:style-name="Standard"/>
      <text:p text:style-name="P6">Condor pool figures</text:p>
      <text:p text:style-name="P3"><draw:frame draw:style-name="fr1" draw:name="Frame14" text:anchor-type="paragraph" svg:y="0.1465in" svg:width="5.2118in" draw:z-index="32"><draw:text-box fo:min-height="1.5374in"><text:p text:style-name="Figure"><draw:g text:anchor-type="paragraph" draw:z-index="33" draw:style-name="gr1"><draw:rect draw:style-name="gr2" draw:text-style-name="P11" svg:width="1.1161in" svg:height="1.2579in" svg:x="0in" svg:y="0.1181in"><text:p/></draw:rect><draw:rect draw:style-name="gr3" draw:text-style-name="P11" svg:width="0.9362in" svg:height="0.2752in" svg:x="0.0854in" svg:y="0.6634in"><text:p text:style-name="P12"><text:span text:style-name="T4">condor_schedd</text:span></text:p></draw:rect><draw:rect draw:style-name="gr4" draw:text-style-name="P11" svg:width="1.1161in" svg:height="0.2059in" svg:x="0.0008in" svg:y="0.1181in"><text:p text:style-name="P12"><text:span text:style-name="T4">Submit Machine</text:span></text:p></draw:rect><draw:custom-shape draw:style-name="gr5" draw:text-style-name="P13" svg:width="0.2012in" svg:height="0.1921in" svg:x="0.0071in" svg:y="0.3862in"><text:p/><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draw:style-name="gr6" draw:text-style-name="P13" svg:x1="0.189in" svg:y1="0.5591in" svg:x2="0.3244in" svg:y2="0.6429in"><text:p/></draw:line><draw:frame draw:style-name="gr7" draw:text-style-name="P13" svg:width="0.7394in" svg:height="0.2776in" svg:x="0.1654in" svg:y="0.3701in"><draw:text-box><text:p text:style-name="P12"><text:span text:style-name="T4">Submit</text:span></text:p></draw:text-box></draw:frame><draw:rect draw:style-name="gr2" draw:text-style-name="P11" svg:width="1.1161in" svg:height="0.9567in" svg:x="1.8508in" svg:y="0in"><text:p/></draw:rect><draw:rect draw:style-name="gr3" draw:text-style-name="P11" svg:width="1.0598in" svg:height="0.2752in" svg:x="1.8744in" svg:y="0.6244in"><text:p text:style-name="P12"><text:span text:style-name="T4">condor_collector</text:span></text:p></draw:rect><draw:rect draw:style-name="gr4" draw:text-style-name="P11" svg:width="1.1161in" svg:height="0.2067in" svg:x="1.8508in" svg:y="0in"><text:p text:style-name="P12"><text:span text:style-name="T4">Central Manager</text:span></text:p></draw:rect><draw:rect draw:style-name="gr3" draw:text-style-name="P11" svg:width="1.0551in" svg:height="0.2752in" svg:x="1.8744in" svg:y="0.2701in"><text:p text:style-name="P12"><text:span text:style-name="T4">condor_negotiator</text:span></text:p></draw:rect><draw:rect draw:style-name="gr2" draw:text-style-name="P11" svg:width="1.1161in" svg:height="0.7476in" svg:x="4.0945in" svg:y="0.7874in"><text:p/></draw:rect><draw:rect draw:style-name="gr4" draw:text-style-name="P11" svg:width="1.1161in" svg:height="0.2059in" svg:x="4.0953in" svg:y="0.7874in"><text:p text:style-name="P12"><text:span text:style-name="T4">Worker Node</text:span></text:p></draw:rect><draw:rect draw:style-name="gr3" draw:text-style-name="P11" svg:width="1.0543in" svg:height="0.2748in" svg:x="4.1189in" svg:y="1.0575in"><text:p text:style-name="P12"><text:span text:style-name="T4">condor_startd</text:span></text:p></draw:rect><draw:line draw:style-name="gr6" draw:text-style-name="P13" svg:x1="4.087in" svg:y1="1.1937in" svg:x2="2.9618in" svg:y2="0.8862in"><text:p/></draw:line><draw:frame draw:style-name="gr7" draw:text-style-name="P13" svg:width="1.2343in" svg:height="0.2776in" svg:x="2.961in" svg:y="0.7102in"><draw:text-box><text:p text:style-name="P12"><text:span text:style-name="T4">Advertize</text:span></text:p></draw:text-box></draw:frame><draw:line draw:style-name="gr6" draw:text-style-name="P13" svg:x1="1.0429in" svg:y1="0.8531in" svg:x2="1.8413in" svg:y2="0.7457in"><text:p/></draw:line><draw:frame draw:style-name="gr7" draw:text-style-name="P13" svg:width="1.2343in" svg:height="0.2776in" svg:x="0.8354in" svg:y="0.5134in"><draw:text-box><text:p text:style-name="P12"><text:span text:style-name="T4">Advertize</text:span></text:p></draw:text-box></draw:frame></draw:g>Figure 2.1: Central Manager defines a Condor Pool</text:p></draw:text-box></draw:frame></text:p>
      <text:p text:style-name="P5"/>
      <text:p text:style-name="P5"><draw:frame draw:style-name="fr1" draw:name="Frame15" text:anchor-type="paragraph" svg:y="0.0236in" svg:width="5.2118in" draw:z-index="22"><draw:text-box fo:min-height="1.5374in"><text:p text:style-name="Figure"><draw:g text:anchor-type="paragraph" draw:z-index="23" draw:style-name="gr1"><draw:rect draw:style-name="gr2" draw:text-style-name="P11" svg:width="1.1161in" svg:height="1.2579in" svg:x="0in" svg:y="0.1181in"><text:p/></draw:rect><draw:rect draw:style-name="gr3" draw:text-style-name="P11" svg:width="0.9362in" svg:height="0.2752in" svg:x="0.0854in" svg:y="0.6634in"><text:p text:style-name="P12"><text:span text:style-name="T4">condor_schedd</text:span></text:p></draw:rect><draw:rect draw:style-name="gr4" draw:text-style-name="P11" svg:width="1.1161in" svg:height="0.2059in" svg:x="0.0008in" svg:y="0.1181in"><text:p text:style-name="P12"><text:span text:style-name="T4">Submit Machine</text:span></text:p></draw:rect><draw:rect draw:style-name="gr2" draw:text-style-name="P11" svg:width="1.1161in" svg:height="0.9567in" svg:x="1.8508in" svg:y="0in"><text:p/></draw:rect><draw:rect draw:style-name="gr3" draw:text-style-name="P11" svg:width="1.0598in" svg:height="0.2752in" svg:x="1.8744in" svg:y="0.6244in"><text:p text:style-name="P12"><text:span text:style-name="T4">condor_collector</text:span></text:p></draw:rect><draw:rect draw:style-name="gr4" draw:text-style-name="P11" svg:width="1.1161in" svg:height="0.2067in" svg:x="1.8508in" svg:y="0in"><text:p text:style-name="P12"><text:span text:style-name="T4">Central Manager</text:span></text:p></draw:rect><draw:rect draw:style-name="gr3" draw:text-style-name="P11" svg:width="1.0551in" svg:height="0.2752in" svg:x="1.8744in" svg:y="0.2701in"><text:p text:style-name="P12"><text:span text:style-name="T4">condor_negotiator</text:span></text:p></draw:rect><draw:rect draw:style-name="gr2" draw:text-style-name="P11" svg:width="1.1161in" svg:height="0.7476in" svg:x="4.0945in" svg:y="0.7874in"><text:p/></draw:rect><draw:rect draw:style-name="gr4" draw:text-style-name="P11" svg:width="1.1161in" svg:height="0.2059in" svg:x="4.0953in" svg:y="0.7874in"><text:p text:style-name="P12"><text:span text:style-name="T4">Worker Node</text:span></text:p></draw:rect><draw:rect draw:style-name="gr3" draw:text-style-name="P11" svg:width="1.0543in" svg:height="0.2748in" svg:x="4.1189in" svg:y="1.0575in"><text:p text:style-name="P12"><text:span text:style-name="T4">condor_startd</text:span></text:p></draw:rect><draw:line draw:style-name="gr6" draw:text-style-name="P13" svg:x1="2.948in" svg:y1="0.4098in" svg:x2="4.1154in" svg:y2="1.1051in"><text:p/></draw:line><draw:frame draw:style-name="gr7" draw:text-style-name="P13" svg:width="1.2343in" svg:height="0.2776in" svg:x="2.8035in" svg:y="0.7102in"><draw:text-box><text:p text:style-name="P12"><text:span text:style-name="T4">Match</text:span></text:p></draw:text-box></draw:frame><draw:line draw:style-name="gr6" draw:text-style-name="P13" svg:x1="1.8508in" svg:y1="0.4516in" svg:x2="1.039in" svg:y2="0.685in"><text:p/></draw:line><draw:frame draw:style-name="gr7" draw:text-style-name="P13" svg:width="1.2343in" svg:height="0.2776in" svg:x="0.9929in" svg:y="0.5134in"><draw:text-box><text:p text:style-name="P12"><text:span text:style-name="T4">Match</text:span></text:p></draw:text-box></draw:frame></draw:g>Figure 2.2: Central manager matches submit machines to worker nodes</text:p></draw:text-box></draw:frame></text:p>
      <text:p text:style-name="P5"><draw:frame draw:style-name="fr1" draw:name="Frame16" text:anchor-type="paragraph" svg:y="0.0457in" svg:width="5.4516in" draw:z-index="24"><draw:text-box fo:min-height="1.9063in"><text:p text:style-name="Figure"><draw:g text:anchor-type="paragraph" draw:z-index="25" draw:style-name="gr1"><draw:rect draw:style-name="gr2" draw:text-style-name="P11" svg:width="1.1161in" svg:height="1.4921in" svg:x="-0.0028in" svg:y="0.1181in"><text:p/></draw:rect><draw:rect draw:style-name="gr3" draw:text-style-name="P11" svg:width="0.9362in" svg:height="0.2752in" svg:x="0.0827in" svg:y="0.6634in"><text:p text:style-name="P12"><text:span text:style-name="T4">condor_schedd</text:span></text:p></draw:rect><draw:rect draw:style-name="gr4" draw:text-style-name="P11" svg:width="1.1161in" svg:height="0.2059in" svg:x="-0.002in" svg:y="0.1181in"><text:p text:style-name="P12"><text:span text:style-name="T4">Submit Machine</text:span></text:p></draw:rect><draw:rect draw:style-name="gr2" draw:text-style-name="P11" svg:width="1.1161in" svg:height="0.9567in" svg:x="1.848in" svg:y="0in"><text:p/></draw:rect><draw:rect draw:style-name="gr3" draw:text-style-name="P11" svg:width="1.0598in" svg:height="0.2752in" svg:x="1.8717in" svg:y="0.6244in"><text:p text:style-name="P12"><text:span text:style-name="T4">condor_collector</text:span></text:p></draw:rect><draw:rect draw:style-name="gr4" draw:text-style-name="P11" svg:width="1.1161in" svg:height="0.2067in" svg:x="1.848in" svg:y="0in"><text:p text:style-name="P12"><text:span text:style-name="T4">Central Manager</text:span></text:p></draw:rect><draw:rect draw:style-name="gr3" draw:text-style-name="P11" svg:width="1.0551in" svg:height="0.2752in" svg:x="1.8717in" svg:y="0.2701in"><text:p text:style-name="P12"><text:span text:style-name="T4">condor_negotiator</text:span></text:p></draw:rect><draw:rect draw:style-name="gr2" draw:text-style-name="P11" svg:width="1.1161in" svg:height="1.1161in" svg:x="4.0917in" svg:y="0.7874in"><text:p/></draw:rect><draw:rect draw:style-name="gr4" draw:text-style-name="P11" svg:width="1.1161in" svg:height="0.2059in" svg:x="4.0925in" svg:y="0.7874in"><text:p text:style-name="P12"><text:span text:style-name="T4">Worker Node</text:span></text:p></draw:rect><draw:rect draw:style-name="gr3" draw:text-style-name="P11" svg:width="1.0543in" svg:height="0.2748in" svg:x="4.1161in" svg:y="1.0575in"><text:p text:style-name="P12"><text:span text:style-name="T4">condor_startd</text:span></text:p></draw:rect><draw:line draw:style-name="gr6" draw:text-style-name="P13" svg:x1="0.4154in" svg:y1="0.9693in" svg:x2="0.4154in" svg:y2="1.1567in"><text:p/></draw:line><draw:frame draw:style-name="gr7" draw:text-style-name="P13" svg:width="0.6906in" svg:height="0.2776in" svg:x="0.3555in" svg:y="0.9008in"><draw:text-box><text:p text:style-name="P12"><text:span text:style-name="T4">Spawn</text:span></text:p></draw:text-box></draw:frame><draw:rect draw:style-name="gr8" draw:text-style-name="P11" svg:width="0.9358in" svg:height="0.2752in" svg:x="0.0835in" svg:y="1.1752in"><text:p text:style-name="P12"><text:span text:style-name="T4">condor_shadow</text:span></text:p></draw:rect><draw:frame draw:style-name="gr9" draw:text-style-name="P13" svg:width="1.5098in" svg:height="0.2776in" svg:x="3.9437in" svg:y="1.2563in"><draw:text-box><text:p text:style-name="P12"><text:span text:style-name="T4">Spawn, using gLExec</text:span></text:p></draw:text-box></draw:frame><draw:rect draw:style-name="gr8" draw:text-style-name="P11" svg:width="1.0551in" svg:height="0.2748in" svg:x="4.1161in" svg:y="1.5693in"><text:p text:style-name="P12"><text:span text:style-name="T4">condor_starter</text:span></text:p></draw:rect><draw:line draw:style-name="gr6" draw:text-style-name="P13" svg:x1="4.5189in" svg:y1="1.3665in" svg:x2="4.5189in" svg:y2="1.5539in"><text:p/></draw:line><draw:line draw:style-name="gr6" draw:text-style-name="P13" svg:x1="1.0453in" svg:y1="1.2874in" svg:x2="4.0988in" svg:y2="1.2035in"><text:p/></draw:line><draw:frame draw:style-name="gr7" draw:text-style-name="P13" svg:width="1.4295in" svg:height="0.2776in" svg:x="1.9311in" svg:y="1.2161in"><draw:text-box><text:p text:style-name="P12"><text:span text:style-name="T4">Delegate proxy</text:span></text:p></draw:text-box></draw:frame><draw:frame draw:style-name="gr7" draw:text-style-name="P13" svg:width="1.4303in" svg:height="0.2776in" svg:x="1.9311in" svg:y="0.9799in"><draw:text-box><text:p text:style-name="P12"><text:span text:style-name="T4">Claim</text:span></text:p></draw:text-box></draw:frame></draw:g>Figure 2.3a: Submit machine claiming a worker node with gLExec</text:p></draw:text-box></draw:frame></text:p>
      <text:p text:style-name="P5"><draw:frame draw:style-name="fr1" draw:name="Frame17" text:anchor-type="paragraph" svg:y="0.0654in" svg:width="5.2193in" draw:z-index="26"><draw:text-box fo:min-height="2.3681in"><text:p text:style-name="Figure"><draw:g text:anchor-type="paragraph" draw:z-index="27" draw:style-name="gr1"><draw:rect draw:style-name="gr2" draw:text-style-name="P11" svg:width="1.1161in" svg:height="1.4921in" svg:x="-0.0028in" svg:y="0.1181in"><text:p/></draw:rect><draw:rect draw:style-name="gr3" draw:text-style-name="P11" svg:width="0.9362in" svg:height="0.2752in" svg:x="0.0827in" svg:y="0.6634in"><text:p text:style-name="P12"><text:span text:style-name="T4">condor_schedd</text:span></text:p></draw:rect><draw:rect draw:style-name="gr4" draw:text-style-name="P11" svg:width="1.1161in" svg:height="0.2059in" svg:x="-0.002in" svg:y="0.1181in"><text:p text:style-name="P12"><text:span text:style-name="T4">Submit Machine</text:span></text:p></draw:rect><draw:rect draw:style-name="gr2" draw:text-style-name="P11" svg:width="1.1161in" svg:height="0.9567in" svg:x="1.848in" svg:y="0in"><text:p/></draw:rect><draw:rect draw:style-name="gr3" draw:text-style-name="P11" svg:width="1.0598in" svg:height="0.2752in" svg:x="1.8717in" svg:y="0.6244in"><text:p text:style-name="P12"><text:span text:style-name="T4">condor_collector</text:span></text:p></draw:rect><draw:rect draw:style-name="gr4" draw:text-style-name="P11" svg:width="1.1161in" svg:height="0.2067in" svg:x="1.848in" svg:y="0in"><text:p text:style-name="P12"><text:span text:style-name="T4">Central Manager</text:span></text:p></draw:rect><draw:rect draw:style-name="gr3" draw:text-style-name="P11" svg:width="1.0551in" svg:height="0.2752in" svg:x="1.8717in" svg:y="0.2701in"><text:p text:style-name="P12"><text:span text:style-name="T4">condor_negotiator</text:span></text:p></draw:rect><draw:rect draw:style-name="gr2" draw:text-style-name="P11" svg:width="1.1161in" svg:height="1.578in" svg:x="4.0917in" svg:y="0.7874in"><text:p/></draw:rect><draw:rect draw:style-name="gr4" draw:text-style-name="P11" svg:width="1.1161in" svg:height="0.2059in" svg:x="4.0925in" svg:y="0.7874in"><text:p text:style-name="P12"><text:span text:style-name="T4">Worker Node</text:span></text:p></draw:rect><draw:rect draw:style-name="gr3" draw:text-style-name="P11" svg:width="1.0543in" svg:height="0.2748in" svg:x="4.1161in" svg:y="1.0575in"><text:p text:style-name="P12"><text:span text:style-name="T4">condor_startd</text:span></text:p></draw:rect><draw:rect draw:style-name="gr8" draw:text-style-name="P11" svg:width="0.9358in" svg:height="0.2752in" svg:x="0.0835in" svg:y="1.1752in"><text:p text:style-name="P12"><text:span text:style-name="T4">condor_shadow</text:span></text:p></draw:rect><draw:rect draw:style-name="gr8" draw:text-style-name="P11" svg:width="1.0551in" svg:height="0.2748in" svg:x="4.1161in" svg:y="1.5693in"><text:p text:style-name="P12"><text:span text:style-name="T4">condor_starter</text:span></text:p></draw:rect><draw:line draw:style-name="gr6" draw:text-style-name="P13" svg:x1="1.0453in" svg:y1="1.2874in" svg:x2="4.0843in" svg:y2="1.6693in"><text:p/></draw:line><draw:frame draw:style-name="gr9" draw:text-style-name="P13" svg:width="1.7988in" svg:height="0.2776in" svg:x="1.7465in" svg:y="1.1366in"><draw:text-box><text:p text:style-name="P12"><text:span text:style-name="T4">1 -Transfer input sandbox</text:span></text:p></draw:text-box></draw:frame><draw:line draw:style-name="gr10" draw:text-style-name="P13" svg:x1="1.0453in" svg:y1="1.3665in" svg:x2="4.0843in" svg:y2="1.7484in"><text:p/></draw:line><draw:frame draw:style-name="gr9" draw:text-style-name="P13" svg:width="1.8878in" svg:height="0.2776in" svg:x="1.1909in" svg:y="1.5307in"><draw:text-box><text:p text:style-name="P12"><text:span text:style-name="T4">3 -Transfer output sandbox</text:span></text:p></draw:text-box></draw:frame><draw:rect draw:style-name="gr8" draw:text-style-name="P11" svg:width="1.0551in" svg:height="0.2752in" svg:x="4.1165in" svg:y="2.0417in"><text:p text:style-name="P12"><text:span text:style-name="T4">User job</text:span></text:p></draw:rect><draw:line draw:style-name="gr6" draw:text-style-name="P13" svg:x1="4.4571in" svg:y1="1.8543in" svg:x2="4.4571in" svg:y2="2.0409in"><text:p/></draw:line><draw:frame draw:style-name="gr9" draw:text-style-name="P13" svg:width="0.7988in" svg:height="0.2776in" svg:x="4.4228in" svg:y="1.7846in"><draw:text-box><text:p text:style-name="P12"><text:span text:style-name="T4">2 - Spawn</text:span></text:p></draw:text-box></draw:frame></draw:g>Figure 2.4a: Condor_starter handles the user job</text:p></draw:text-box></draw:frame><text:soft-page-break/></text:p>
      <text:p text:style-name="P5"/>
      <text:p text:style-name="P5"><draw:frame draw:style-name="fr1" draw:name="Frame23" text:anchor-type="paragraph" svg:y="0.0043in" svg:width="5.2118in" draw:z-index="28"><draw:text-box fo:min-height="1.9063in"><text:p text:style-name="Figure"><draw:g text:anchor-type="paragraph" draw:z-index="29" draw:style-name="gr1"><draw:rect draw:style-name="gr2" draw:text-style-name="P11" svg:width="1.1161in" svg:height="1.4921in" svg:x="0in" svg:y="0.1181in"><text:p/></draw:rect><draw:rect draw:style-name="gr3" draw:text-style-name="P11" svg:width="0.9362in" svg:height="0.2752in" svg:x="0.0854in" svg:y="0.6634in"><text:p text:style-name="P12"><text:span text:style-name="T4">condor_schedd</text:span></text:p></draw:rect><draw:rect draw:style-name="gr4" draw:text-style-name="P11" svg:width="1.1161in" svg:height="0.2059in" svg:x="0.0008in" svg:y="0.1181in"><text:p text:style-name="P12"><text:span text:style-name="T4">Submit Machine</text:span></text:p></draw:rect><draw:rect draw:style-name="gr2" draw:text-style-name="P11" svg:width="1.1161in" svg:height="0.9567in" svg:x="1.8508in" svg:y="0in"><text:p/></draw:rect><draw:rect draw:style-name="gr3" draw:text-style-name="P11" svg:width="1.0598in" svg:height="0.2752in" svg:x="1.8744in" svg:y="0.6244in"><text:p text:style-name="P12"><text:span text:style-name="T4">condor_collector</text:span></text:p></draw:rect><draw:rect draw:style-name="gr4" draw:text-style-name="P11" svg:width="1.1161in" svg:height="0.2067in" svg:x="1.8508in" svg:y="0in"><text:p text:style-name="P12"><text:span text:style-name="T4">Central Manager</text:span></text:p></draw:rect><draw:rect draw:style-name="gr3" draw:text-style-name="P11" svg:width="1.0551in" svg:height="0.2752in" svg:x="1.8744in" svg:y="0.2701in"><text:p text:style-name="P12"><text:span text:style-name="T4">condor_negotiator</text:span></text:p></draw:rect><draw:rect draw:style-name="gr2" draw:text-style-name="P11" svg:width="1.1161in" svg:height="1.1161in" svg:x="4.0945in" svg:y="0.7874in"><text:p/></draw:rect><draw:rect draw:style-name="gr4" draw:text-style-name="P11" svg:width="1.1161in" svg:height="0.2059in" svg:x="4.0953in" svg:y="0.7874in"><text:p text:style-name="P12"><text:span text:style-name="T4">Worker Node</text:span></text:p></draw:rect><draw:rect draw:style-name="gr3" draw:text-style-name="P11" svg:width="1.0543in" svg:height="0.2748in" svg:x="4.1189in" svg:y="1.0575in"><text:p text:style-name="P12"><text:span text:style-name="T4">condor_startd</text:span></text:p></draw:rect><draw:line draw:style-name="gr6" draw:text-style-name="P13" svg:x1="0.4181in" svg:y1="0.9693in" svg:x2="0.4181in" svg:y2="1.1567in"><text:p/></draw:line><draw:frame draw:style-name="gr7" draw:text-style-name="P13" svg:width="0.6906in" svg:height="0.2776in" svg:x="0.3583in" svg:y="0.9008in"><draw:text-box><text:p text:style-name="P12"><text:span text:style-name="T4">Spawn</text:span></text:p></draw:text-box></draw:frame><draw:rect draw:style-name="gr8" draw:text-style-name="P11" svg:width="0.9358in" svg:height="0.2752in" svg:x="0.0862in" svg:y="1.1752in"><text:p text:style-name="P12"><text:span text:style-name="T4">condor_shadow</text:span></text:p></draw:rect><draw:rect draw:style-name="gr3" draw:text-style-name="P11" svg:width="1.0551in" svg:height="0.2748in" svg:x="4.1189in" svg:y="1.5693in"><text:p text:style-name="P12"><text:span text:style-name="T4">condor_starter</text:span></text:p></draw:rect><draw:line draw:style-name="gr6" draw:text-style-name="P13" svg:x1="4.5217in" svg:y1="1.3665in" svg:x2="4.5217in" svg:y2="1.5539in"><text:p/></draw:line><draw:line draw:style-name="gr6" draw:text-style-name="P13" svg:x1="1.048in" svg:y1="1.2874in" svg:x2="4.1016in" svg:y2="1.2035in"><text:p/></draw:line><draw:frame draw:style-name="gr7" draw:text-style-name="P13" svg:width="1.4303in" svg:height="0.2776in" svg:x="1.9339in" svg:y="0.9799in"><draw:text-box><text:p text:style-name="P12"><text:span text:style-name="T4">Claim</text:span></text:p></draw:text-box></draw:frame><draw:frame draw:style-name="gr7" draw:text-style-name="P13" svg:width="0.6906in" svg:height="0.2776in" svg:x="4.4583in" svg:y="1.2929in"><draw:text-box><text:p text:style-name="P12"><text:span text:style-name="T4">Spawn</text:span></text:p></draw:text-box></draw:frame></draw:g>Figure 2.3b: Submit machine claiming a worker node without gLExec</text:p></draw:text-box></draw:frame></text:p>
      <text:p text:style-name="P5"><draw:frame draw:style-name="fr1" draw:name="Frame20" text:anchor-type="paragraph" svg:y="0.05in" svg:width="5.389in" draw:z-index="30"><draw:text-box fo:min-height="2.3681in"><text:p text:style-name="Figure"><draw:g text:anchor-type="paragraph" draw:z-index="31" draw:style-name="gr1"><draw:rect draw:style-name="gr2" draw:text-style-name="P11" svg:width="1.1161in" svg:height="1.4921in" svg:x="-0.0028in" svg:y="0.1181in"><text:p/></draw:rect><draw:rect draw:style-name="gr3" draw:text-style-name="P11" svg:width="0.9362in" svg:height="0.2752in" svg:x="0.0827in" svg:y="0.6634in"><text:p text:style-name="P12"><text:span text:style-name="T4">condor_schedd</text:span></text:p></draw:rect><draw:rect draw:style-name="gr4" draw:text-style-name="P11" svg:width="1.1161in" svg:height="0.2059in" svg:x="-0.002in" svg:y="0.1181in"><text:p text:style-name="P12"><text:span text:style-name="T4">Submit Machine</text:span></text:p></draw:rect><draw:rect draw:style-name="gr2" draw:text-style-name="P11" svg:width="1.1161in" svg:height="0.9567in" svg:x="1.848in" svg:y="0in"><text:p/></draw:rect><draw:rect draw:style-name="gr3" draw:text-style-name="P11" svg:width="1.0598in" svg:height="0.2752in" svg:x="1.8717in" svg:y="0.6244in"><text:p text:style-name="P12"><text:span text:style-name="T4">condor_collector</text:span></text:p></draw:rect><draw:rect draw:style-name="gr4" draw:text-style-name="P11" svg:width="1.1161in" svg:height="0.2067in" svg:x="1.848in" svg:y="0in"><text:p text:style-name="P12"><text:span text:style-name="T4">Central Manager</text:span></text:p></draw:rect><draw:rect draw:style-name="gr3" draw:text-style-name="P11" svg:width="1.0551in" svg:height="0.2752in" svg:x="1.8717in" svg:y="0.2701in"><text:p text:style-name="P12"><text:span text:style-name="T4">condor_negotiator</text:span></text:p></draw:rect><draw:rect draw:style-name="gr2" draw:text-style-name="P11" svg:width="1.1161in" svg:height="1.578in" svg:x="4.0917in" svg:y="0.7874in"><text:p/></draw:rect><draw:rect draw:style-name="gr4" draw:text-style-name="P11" svg:width="1.1161in" svg:height="0.2059in" svg:x="4.0925in" svg:y="0.7874in"><text:p text:style-name="P12"><text:span text:style-name="T4">Worker Node</text:span></text:p></draw:rect><draw:rect draw:style-name="gr3" draw:text-style-name="P11" svg:width="1.0543in" svg:height="0.2748in" svg:x="4.1161in" svg:y="1.0575in"><text:p text:style-name="P12"><text:span text:style-name="T4">condor_startd</text:span></text:p></draw:rect><draw:rect draw:style-name="gr8" draw:text-style-name="P11" svg:width="0.9358in" svg:height="0.2752in" svg:x="0.0835in" svg:y="1.1752in"><text:p text:style-name="P12"><text:span text:style-name="T4">condor_shadow</text:span></text:p></draw:rect><draw:rect draw:style-name="gr3" draw:text-style-name="P11" svg:width="1.0551in" svg:height="0.2748in" svg:x="4.1161in" svg:y="1.5693in"><text:p text:style-name="P12"><text:span text:style-name="T4">condor_starter</text:span></text:p></draw:rect><draw:line draw:style-name="gr6" draw:text-style-name="P13" svg:x1="1.0453in" svg:y1="1.2874in" svg:x2="4.0843in" svg:y2="1.6693in"><text:p/></draw:line><draw:frame draw:style-name="gr9" draw:text-style-name="P15" svg:width="1.9098in" svg:height="0.4551in" svg:x="1.8488in" svg:y="1.0583in"><draw:text-box><text:p text:style-name="P14"><text:span text:style-name="T4">1 -Transfer input sandbox +</text:span></text:p><text:p text:style-name="P14"><text:span text:style-name="T4">delegate proxy <text:s text:c="2"/></text:span></text:p></draw:text-box></draw:frame><draw:line draw:style-name="gr10" draw:text-style-name="P13" svg:x1="1.0453in" svg:y1="1.3665in" svg:x2="4.0843in" svg:y2="1.7484in"><text:p/></draw:line><draw:frame draw:style-name="gr9" draw:text-style-name="P13" svg:width="1.8878in" svg:height="0.2776in" svg:x="1.1909in" svg:y="1.5307in"><draw:text-box><text:p text:style-name="P12"><text:span text:style-name="T4">3 -Transfer output sandbox</text:span></text:p></draw:text-box></draw:frame><draw:rect draw:style-name="gr8" draw:text-style-name="P11" svg:width="1.0551in" svg:height="0.2752in" svg:x="4.1165in" svg:y="2.0417in"><text:p text:style-name="P12"><text:span text:style-name="T4">User job</text:span></text:p></draw:rect><draw:line draw:style-name="gr6" draw:text-style-name="P13" svg:x1="4.4571in" svg:y1="1.8543in" svg:x2="4.4571in" svg:y2="2.0409in"><text:p/></draw:line><draw:frame draw:style-name="gr9" draw:text-style-name="P13" svg:width="1.6988in" svg:height="0.2776in" svg:x="3.6925in" svg:y="1.7535in"><draw:text-box><text:p text:style-name="P12"><text:span text:style-name="T4">2 - Spawn, using gLExec</text:span></text:p></draw:text-box></draw:frame></draw:g>Figure 2.4b: Future condor_starter setup</text:p></draw:text-box></draw:frame></text:p>
      <text:p text:style-name="P5"><draw:frame draw:style-name="fr1" draw:name="Frame18" text:anchor-type="paragraph" svg:y="0.0209in" svg:width="5.2118in" draw:z-index="34"><draw:text-box fo:min-height="2.3681in"><text:p text:style-name="Figure"><draw:g text:anchor-type="paragraph" draw:z-index="35" draw:style-name="gr1"><draw:rect draw:style-name="gr2" draw:text-style-name="P11" svg:width="1.1161in" svg:height="1.4921in" svg:x="0in" svg:y="0.1181in"><text:p/></draw:rect><draw:rect draw:style-name="gr3" draw:text-style-name="P11" svg:width="0.9362in" svg:height="0.2752in" svg:x="0.0854in" svg:y="0.6634in"><text:p text:style-name="P12"><text:span text:style-name="T4">condor_schedd</text:span></text:p></draw:rect><draw:rect draw:style-name="gr4" draw:text-style-name="P11" svg:width="1.1161in" svg:height="0.2059in" svg:x="0.0008in" svg:y="0.1181in"><text:p text:style-name="P12"><text:span text:style-name="T4">Submit Machine</text:span></text:p></draw:rect><draw:rect draw:style-name="gr2" draw:text-style-name="P11" svg:width="1.1161in" svg:height="0.9567in" svg:x="1.8508in" svg:y="0in"><text:p/></draw:rect><draw:rect draw:style-name="gr3" draw:text-style-name="P11" svg:width="1.0598in" svg:height="0.2752in" svg:x="1.8744in" svg:y="0.6244in"><text:p text:style-name="P12"><text:span text:style-name="T4">condor_collector</text:span></text:p></draw:rect><draw:rect draw:style-name="gr4" draw:text-style-name="P11" svg:width="1.1161in" svg:height="0.2067in" svg:x="1.8508in" svg:y="0in"><text:p text:style-name="P12"><text:span text:style-name="T4">Central Manager</text:span></text:p></draw:rect><draw:rect draw:style-name="gr3" draw:text-style-name="P11" svg:width="1.0551in" svg:height="0.2752in" svg:x="1.8744in" svg:y="0.2701in"><text:p text:style-name="P12"><text:span text:style-name="T4">condor_negotiator</text:span></text:p></draw:rect><draw:rect draw:style-name="gr2" draw:text-style-name="P11" svg:width="1.1161in" svg:height="1.578in" svg:x="4.0945in" svg:y="0.7874in"><text:p/></draw:rect><draw:rect draw:style-name="gr4" draw:text-style-name="P11" svg:width="1.1161in" svg:height="0.2059in" svg:x="4.0953in" svg:y="0.7874in"><text:p text:style-name="P12"><text:span text:style-name="T4">Worker Node</text:span></text:p></draw:rect><draw:rect draw:style-name="gr3" draw:text-style-name="P11" svg:width="1.0543in" svg:height="0.2748in" svg:x="4.1189in" svg:y="1.0575in"><text:p text:style-name="P12"><text:span text:style-name="T4">condor_startd</text:span></text:p></draw:rect><draw:rect draw:style-name="gr8" draw:text-style-name="P11" svg:width="0.9358in" svg:height="0.2752in" svg:x="0.0862in" svg:y="1.1752in"><text:p text:style-name="P12"><text:span text:style-name="T4">condor_shadow</text:span></text:p></draw:rect><draw:rect draw:style-name="gr3" draw:text-style-name="P11" svg:width="1.0551in" svg:height="0.2748in" svg:x="4.1189in" svg:y="1.5693in"><text:p text:style-name="P12"><text:span text:style-name="T4">condor_starter</text:span></text:p></draw:rect><draw:line draw:style-name="gr6" draw:text-style-name="P13" svg:x1="1.048in" svg:y1="1.2874in" svg:x2="4.087in" svg:y2="1.6693in"><text:p/></draw:line><draw:frame draw:style-name="gr9" draw:text-style-name="P15" svg:width="1.9098in" svg:height="0.4551in" svg:x="1.8516in" svg:y="1.0583in"><draw:text-box><text:p text:style-name="P14"><text:span text:style-name="T4">1 -Transfer input sandbox +</text:span></text:p><text:p text:style-name="P14"><text:span text:style-name="T4">delegate proxy <text:s text:c="2"/></text:span></text:p></draw:text-box></draw:frame><draw:line draw:style-name="gr10" draw:text-style-name="P13" svg:x1="1.048in" svg:y1="1.3665in" svg:x2="4.087in" svg:y2="1.7484in"><text:p/></draw:line><draw:frame draw:style-name="gr9" draw:text-style-name="P13" svg:width="1.8878in" svg:height="0.2776in" svg:x="1.1937in" svg:y="1.5307in"><draw:text-box><text:p text:style-name="P12"><text:span text:style-name="T4">3 -Transfer output sandbox</text:span></text:p></draw:text-box></draw:frame><draw:rect draw:style-name="gr3" draw:text-style-name="P11" svg:width="1.0551in" svg:height="0.2752in" svg:x="4.1193in" svg:y="2.0417in"><text:p text:style-name="P12"><text:span text:style-name="T4">User job</text:span></text:p></draw:rect><draw:line draw:style-name="gr6" draw:text-style-name="P13" svg:x1="4.4598in" svg:y1="1.8543in" svg:x2="4.4598in" svg:y2="2.0409in"><text:p/></draw:line><draw:frame draw:style-name="gr7" draw:text-style-name="P13" svg:width="0.6906in" svg:height="0.2776in" svg:x="4.4193in" svg:y="1.7654in"><draw:text-box><text:p text:style-name="P12"><text:span text:style-name="T4">Spawn</text:span></text:p></draw:text-box></draw:frame></draw:g>Figure 2.4c: Without identity switching, condor_startd exposed to user attacks</text:p></draw:text-box></draw:frame><text:soft-page-break/></text:p>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1" svg:font-family="Lucidasans"/>
    <style:font-face style:name="Times New Roman" svg:font-family="'Times New Roman'"/>
    <style:font-face style:name="Nimbus Mono L" svg:font-family="'Nimbus Mono L'" style:font-family-generic="modern" style:font-pitch="fixed"/>
    <style:font-face style:name="Lucidasans" svg:font-family="Lucidasans" style:font-pitch="variable"/>
    <style:font-face style:name="Nimbus Roman No9 L1" svg:font-family="'Nimbus Roman No9 L'" style:font-pitch="variable"/>
    <style:font-face style:name="Nimbus Sans L2" svg:font-family="'Nimbus Sans L'" style:font-pitch="variable"/>
    <style:font-face style:name="Times New Roman1" svg:font-family="'Times New Roman'" style:font-pitch="variable"/>
    <style:font-face style:name="Century Schoolbook L" svg:font-family="'Century Schoolbook L'" style:font-adornments="Bold" style:font-family-generic="roman" style:font-pitch="variable"/>
    <style:font-face style:name="Liberation Serif1" svg:font-family="'Liberation Serif'" style:font-adornments="Italic" style:font-family-generic="roman" style:font-pitch="variable"/>
    <style:font-face style:name="Liberation Serif" svg:font-family="'Liberation Serif'" style:font-adornments="Regular" style:font-family-generic="roman" style:font-pitch="variable"/>
    <style:font-face style:name="Nimbus Roman No9 L" svg:font-family="'Nimbus Roman No9 L'" style:font-family-generic="roman" style:font-pitch="variable"/>
    <style:font-face style:name="Nimbus Sans L1" svg:font-family="'Nimbus Sans L'" style:font-family-generic="roman" style:font-pitch="variable"/>
    <style:font-face style:name="Times" svg:font-family="Times" style:font-family-generic="roman" style:font-pitch="variable"/>
    <style:font-face style:name="Utopia" svg:font-family="Utopia" style:font-adornments="Regular" style:font-family-generic="roman"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Light_20_Red_20_-45_20_Degrees" draw:display-name="Light Red -45 Degrees" draw:style="single" draw:color="#ff0000" draw:distance="0.0114in" draw:rotation="3150"/>
    <draw:marker draw:name="Arrow" svg:viewBox="0 0 20 30" svg:d="m10 0-10 30h20z"/>
    <draw:stroke-dash draw:name="Fine_20_Dashed_20__28_var_29_" draw:display-name="Fine Dashed (var)" draw:style="rect" draw:dots1="1" draw:dots1-length="112%" draw:distance="112%"/>
    <draw:stroke-dash draw:name="Ultrafine_20_Dashed" draw:display-name="Ultrafine Dashed" draw:style="rect" draw:dots1="1" draw:dots1-length="0.0114in" draw:dots2="1" draw:dots2-length="0.0114in" draw:distance="0.011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Nimbus Sans L2"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topia"/>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align="justify" style:justify-single-word="false" fo:orphans="2" fo:widows="2" fo:text-indent="0.1965in" style:auto-text-indent="false"/>
      <style:text-properties style:font-name="Liberation Serif"/>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Nimbus Sans L2" style:font-size-asian="14pt" style:font-name-complex="Lucidasans" style:font-size-complex="14pt"/>
    </style:style>
    <style:style style:name="Heading_20_1" style:display-name="Heading 1" style:family="paragraph" style:parent-style-name="Heading" style:next-style-name="First_20_line_20_indent" style:list-style-name="Numbering_20_1" style:class="text">
      <style:text-properties style:font-name="Century Schoolbook L" fo:font-size="115%" fo:font-weight="bold" style:font-size-asian="115%" style:font-weight-asian="bold" style:font-size-complex="115%" style:font-weight-complex="bold"/>
    </style:style>
    <style:style style:name="Heading_20_2" style:display-name="Heading 2" style:family="paragraph" style:parent-style-name="Heading" style:next-style-name="First_20_line_20_indent" style:class="text" style:default-outline-level="2">
      <style:text-properties style:font-name="Century Schoolbook L" fo:font-size="13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Title" style:family="paragraph" style:parent-style-name="Heading" style:next-style-name="Subtitle" style:class="chapter">
      <style:paragraph-properties fo:text-align="center" style:justify-single-word="false"/>
      <style:text-properties style:font-name="Century Schoolbook L"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Century Schoolbook L" fo:font-size="14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Figure" style:family="paragraph" style:parent-style-name="Caption">
      <style:text-properties style:font-name="Liberation Serif1"/>
    </style:style>
    <style:style style:name="Indent_20_with_20_additional_20_first_20_line" style:display-name="Indent with additional first line" style:family="paragraph" style:parent-style-name="First_20_line_20_indent" style:class="text">
      <style:paragraph-properties fo:margin-left="0.3in" fo:margin-right="0in" fo:text-indent="0.2in" style:auto-text-indent="false"/>
    </style:style>
    <style:style style:name="Heading_20_3" style:display-name="Heading 3" style:family="paragraph" style:parent-style-name="Heading" style:next-style-name="Text_20_body" style:class="text" style:default-outline-level="3">
      <style:text-properties style:font-name="Century Schoolbook L"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number text:level="1" text:style-name="Numbering_20_Symbols" style:num-format="1">
        <style:list-level-properties text:min-label-width="0.1181in"/>
      </text:list-level-style-number>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11</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Structural overview of the glideinWMS</dc:title>
    <dc:subject>glideinWMS</dc:subject>
    <meta:creation-date>2008-02-14T16:59:15</meta:creation-date>
    <dc:creator>Igor Sfiligoi</dc:creator>
    <dc:date>2008-07-28T10:41:34</dc:date>
    <meta:printed-by>Igor Sfiligoi</meta:printed-by>
    <meta:print-date>2008-05-29T12:46:50</meta:print-date>
    <meta:keyword>glideinWSM Grid WMS Condor</meta:keyword>
    <dc:language>en-US</dc:language>
    <meta:editing-cycles>133</meta:editing-cycles>
    <meta:editing-duration>P3DT13H52M22S</meta:editing-duration>
    <meta:user-defined meta:name="Info 1"/>
    <meta:user-defined meta:name="Info 2"/>
    <meta:user-defined meta:name="Info 3"/>
    <meta:user-defined meta:name="Info 4"/>
    <meta:document-statistic meta:table-count="0" meta:image-count="0" meta:object-count="0" meta:page-count="11" meta:paragraph-count="83" meta:word-count="2175" meta:character-count="13100"/>
  </office:meta>
</office:document-meta>
</file>